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???? CN Bold" svg:font-family="'???? CN Bold'"/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07e423" officeooo:paragraph-rsid="0010a254" style:font-name-asian="Nimbus Mono L"/>
    </style:style>
    <style:style style:name="P2" style:family="paragraph" style:parent-style-name="Preformatted_20_Text">
      <style:text-properties style:font-name="Nimbus Mono L" officeooo:rsid="0007e423" officeooo:paragraph-rsid="0012953f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150d53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15fb5a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196a0f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bf31c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1d77e9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24e510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25c799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2b069d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311e76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32f25d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34dd21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37eb20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3cd892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404576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42e1d5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47a84c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4a4e4e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4cf08b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4f0095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4f1ef3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525cca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55ab5a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5759ae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59d274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5d9852" style:font-name-asian="Nimbus Mono L"/>
    </style:style>
    <style:style style:name="P28" style:family="paragraph" style:parent-style-name="Preformatted_20_Text">
      <style:text-properties style:font-name="Nimbus Mono L" officeooo:rsid="0007e423" officeooo:paragraph-rsid="0062195e" style:font-name-asian="Nimbus Mono L"/>
    </style:style>
    <style:style style:name="P29" style:family="paragraph" style:parent-style-name="Preformatted_20_Text">
      <style:text-properties style:font-name="Nimbus Mono L" officeooo:rsid="0007e423" officeooo:paragraph-rsid="0063b145" style:font-name-asian="Nimbus Mono L"/>
    </style:style>
    <style:style style:name="P30" style:family="paragraph" style:parent-style-name="Preformatted_20_Text">
      <style:text-properties style:font-name="Nimbus Mono L" officeooo:rsid="0007e423" officeooo:paragraph-rsid="006c6778" style:font-name-asian="Nimbus Mono L"/>
    </style:style>
    <style:style style:name="P31" style:family="paragraph" style:parent-style-name="Preformatted_20_Text">
      <style:text-properties style:font-name="Nimbus Mono L" officeooo:rsid="0007e423" officeooo:paragraph-rsid="006e1cf0" style:font-name-asian="Nimbus Mono L"/>
    </style:style>
    <style:style style:name="P32" style:family="paragraph" style:parent-style-name="Preformatted_20_Text">
      <style:text-properties style:font-name="Nimbus Mono L" officeooo:rsid="0007e423" officeooo:paragraph-rsid="00737696" style:font-name-asian="Nimbus Mono L"/>
    </style:style>
    <style:style style:name="P33" style:family="paragraph" style:parent-style-name="Preformatted_20_Text">
      <style:text-properties style:font-name="Nimbus Mono L" officeooo:rsid="0007e423" officeooo:paragraph-rsid="00774277" style:font-name-asian="Nimbus Mono L"/>
    </style:style>
    <style:style style:name="P34" style:family="paragraph" style:parent-style-name="Preformatted_20_Text">
      <style:text-properties style:font-name="Nimbus Mono L" officeooo:rsid="0007e423" officeooo:paragraph-rsid="0077491c" style:font-name-asian="Nimbus Mono L"/>
    </style:style>
    <style:style style:name="P35" style:family="paragraph" style:parent-style-name="Preformatted_20_Text">
      <style:text-properties style:font-name="Nimbus Mono L" officeooo:rsid="0007e423" officeooo:paragraph-rsid="0079e362" style:font-name-asian="Nimbus Mono L"/>
    </style:style>
    <style:style style:name="P36" style:family="paragraph" style:parent-style-name="Preformatted_20_Text">
      <style:text-properties style:font-name="Nimbus Mono L" officeooo:rsid="0007e423" officeooo:paragraph-rsid="007ecffc" style:font-name-asian="Nimbus Mono L"/>
    </style:style>
    <style:style style:name="P37" style:family="paragraph" style:parent-style-name="Preformatted_20_Text">
      <style:text-properties style:font-name="Nimbus Mono L" officeooo:rsid="0007e423" officeooo:paragraph-rsid="00886036" style:font-name-asian="Nimbus Mono L"/>
    </style:style>
    <style:style style:name="P38" style:family="paragraph" style:parent-style-name="Preformatted_20_Text">
      <style:text-properties style:font-name="Nimbus Mono L" officeooo:rsid="0007e423" officeooo:paragraph-rsid="008c8a05" style:font-name-asian="Nimbus Mono L"/>
    </style:style>
    <style:style style:name="P39" style:family="paragraph" style:parent-style-name="Preformatted_20_Text">
      <style:text-properties style:font-name="Nimbus Mono L" officeooo:rsid="0007e423" officeooo:paragraph-rsid="009257c2" style:font-name-asian="Nimbus Mono L"/>
    </style:style>
    <style:style style:name="P40" style:family="paragraph" style:parent-style-name="Preformatted_20_Text">
      <style:text-properties style:font-name="Nimbus Mono L" officeooo:rsid="0007e423" officeooo:paragraph-rsid="009825a0" style:font-name-asian="Nimbus Mono L"/>
    </style:style>
    <style:style style:name="P41" style:family="paragraph" style:parent-style-name="Preformatted_20_Text">
      <style:text-properties style:font-name="Nimbus Mono L" officeooo:rsid="0007e423" officeooo:paragraph-rsid="009ac11b" style:font-name-asian="Nimbus Mono L"/>
    </style:style>
    <style:style style:name="P42" style:family="paragraph" style:parent-style-name="Preformatted_20_Text">
      <style:text-properties style:font-name="Nimbus Mono L" officeooo:rsid="0007e423" officeooo:paragraph-rsid="009fd5ed" style:font-name-asian="Nimbus Mono L"/>
    </style:style>
    <style:style style:name="P43" style:family="paragraph" style:parent-style-name="Preformatted_20_Text">
      <style:text-properties style:font-name="Nimbus Mono L" officeooo:rsid="0007e423" officeooo:paragraph-rsid="00a063a6" style:font-name-asian="Nimbus Mono L"/>
    </style:style>
    <style:style style:name="P44" style:family="paragraph" style:parent-style-name="Preformatted_20_Text">
      <style:text-properties style:font-name="Nimbus Mono L" officeooo:rsid="0007e423" officeooo:paragraph-rsid="00a708f3" style:font-name-asian="Nimbus Mono L"/>
    </style:style>
    <style:style style:name="P45" style:family="paragraph" style:parent-style-name="Preformatted_20_Text">
      <style:text-properties style:font-name="Nimbus Mono L" officeooo:rsid="0007e423" officeooo:paragraph-rsid="00aad27f" style:font-name-asian="Nimbus Mono L"/>
    </style:style>
    <style:style style:name="P46" style:family="paragraph" style:parent-style-name="Preformatted_20_Text">
      <style:text-properties style:font-name="Nimbus Mono L" officeooo:rsid="0007e423" officeooo:paragraph-rsid="00aebedd" style:font-name-asian="Nimbus Mono L"/>
    </style:style>
    <style:style style:name="P47" style:family="paragraph" style:parent-style-name="Preformatted_20_Text">
      <style:text-properties style:font-name="Nimbus Mono L" officeooo:rsid="0007e423" officeooo:paragraph-rsid="00afd775" style:font-name-asian="Nimbus Mono L"/>
    </style:style>
    <style:style style:name="P48" style:family="paragraph" style:parent-style-name="Preformatted_20_Text">
      <style:text-properties style:font-name="Nimbus Mono L" officeooo:rsid="0007e423" officeooo:paragraph-rsid="00b35e09" style:font-name-asian="Nimbus Mono L"/>
    </style:style>
    <style:style style:name="P49" style:family="paragraph" style:parent-style-name="Preformatted_20_Text">
      <style:text-properties style:font-name="Nimbus Mono L" officeooo:rsid="0007e423" officeooo:paragraph-rsid="00b5115d" style:font-name-asian="Nimbus Mono L"/>
    </style:style>
    <style:style style:name="P50" style:family="paragraph" style:parent-style-name="Preformatted_20_Text">
      <style:text-properties style:font-name="Nimbus Mono L" officeooo:rsid="0007e423" officeooo:paragraph-rsid="00bdb8cb" style:font-name-asian="Nimbus Mono L"/>
    </style:style>
    <style:style style:name="P51" style:family="paragraph" style:parent-style-name="Preformatted_20_Text">
      <style:text-properties style:font-name="Nimbus Mono L" officeooo:rsid="0007e423" officeooo:paragraph-rsid="00ceaa0a" style:font-name-asian="Nimbus Mono L"/>
    </style:style>
    <style:style style:name="P52" style:family="paragraph" style:parent-style-name="Preformatted_20_Text">
      <style:text-properties style:font-name="Nimbus Mono L" officeooo:rsid="0007e423" officeooo:paragraph-rsid="00d51216" style:font-name-asian="Nimbus Mono L"/>
    </style:style>
    <style:style style:name="P53" style:family="paragraph" style:parent-style-name="Preformatted_20_Text">
      <style:text-properties style:font-name="Nimbus Mono L" officeooo:rsid="0007e423" officeooo:paragraph-rsid="00d95fae" style:font-name-asian="Nimbus Mono L"/>
    </style:style>
    <style:style style:name="P54" style:family="paragraph" style:parent-style-name="Preformatted_20_Text">
      <style:text-properties style:font-name="Nimbus Mono L" officeooo:rsid="0007e423" officeooo:paragraph-rsid="00da41d2" style:font-name-asian="Nimbus Mono L"/>
    </style:style>
    <style:style style:name="P55" style:family="paragraph" style:parent-style-name="Preformatted_20_Text">
      <style:text-properties style:font-name="Nimbus Mono L" officeooo:rsid="0007e423" officeooo:paragraph-rsid="00ec19e7" style:font-name-asian="Nimbus Mono L"/>
    </style:style>
    <style:style style:name="P56" style:family="paragraph" style:parent-style-name="Preformatted_20_Text">
      <style:text-properties style:font-name="Nimbus Mono L" officeooo:rsid="0007e423" officeooo:paragraph-rsid="00f38b1d" style:font-name-asian="Nimbus Mono L"/>
    </style:style>
    <style:style style:name="P57" style:family="paragraph" style:parent-style-name="Preformatted_20_Text">
      <style:text-properties style:font-name="Nimbus Mono L" officeooo:rsid="00737696" officeooo:paragraph-rsid="00737696" style:font-name-asian="Nimbus Mono L"/>
    </style:style>
    <style:style style:name="P58" style:family="paragraph" style:parent-style-name="Preformatted_20_Text">
      <style:text-properties style:font-name="Nimbus Mono L" officeooo:rsid="00737696" officeooo:paragraph-rsid="0077ed9b" style:font-name-asian="Nimbus Mono L"/>
    </style:style>
    <style:style style:name="P59" style:family="paragraph" style:parent-style-name="Preformatted_20_Text">
      <style:text-properties style:font-name="Nimbus Mono L" officeooo:rsid="007ecffc" officeooo:paragraph-rsid="007ecffc" style:font-name-asian="Nimbus Mono L"/>
    </style:style>
    <style:style style:name="P60" style:family="paragraph" style:parent-style-name="Preformatted_20_Text">
      <style:text-properties style:font-name="Nimbus Mono L" officeooo:rsid="007ecffc" officeooo:paragraph-rsid="0085021d" style:font-name-asian="Nimbus Mono L"/>
    </style:style>
    <style:style style:name="P61" style:family="paragraph" style:parent-style-name="Preformatted_20_Text">
      <style:text-properties style:font-name="Nimbus Mono L" officeooo:rsid="007ecffc" officeooo:paragraph-rsid="00886036" style:font-name-asian="Nimbus Mono L"/>
    </style:style>
    <style:style style:name="P62" style:family="paragraph" style:parent-style-name="Preformatted_20_Text">
      <style:text-properties style:font-name="Nimbus Mono L" officeooo:rsid="00807d9f" officeooo:paragraph-rsid="00807d9f" style:font-name-asian="Nimbus Mono L"/>
    </style:style>
    <style:style style:name="P63" style:family="paragraph" style:parent-style-name="Preformatted_20_Text">
      <style:text-properties style:font-name="Nimbus Mono L" officeooo:rsid="00807d9f" officeooo:paragraph-rsid="00886036" style:font-name-asian="Nimbus Mono L"/>
    </style:style>
    <style:style style:name="P64" style:family="paragraph" style:parent-style-name="Preformatted_20_Text">
      <style:text-properties style:font-name="Nimbus Mono L" officeooo:rsid="00807d9f" officeooo:paragraph-rsid="008c8a05" style:font-name-asian="Nimbus Mono L"/>
    </style:style>
    <style:style style:name="P65" style:family="paragraph" style:parent-style-name="Preformatted_20_Text">
      <style:text-properties style:font-name="Nimbus Mono L" officeooo:rsid="00826f36" officeooo:paragraph-rsid="00826f36" style:font-name-asian="Nimbus Mono L"/>
    </style:style>
    <style:style style:name="P66" style:family="paragraph" style:parent-style-name="Preformatted_20_Text">
      <style:text-properties style:font-name="Nimbus Mono L" officeooo:rsid="008c8a05" officeooo:paragraph-rsid="008c8a05" style:font-name-asian="Nimbus Mono L"/>
    </style:style>
    <style:style style:name="P67" style:family="paragraph" style:parent-style-name="Preformatted_20_Text">
      <style:text-properties style:font-name="Nimbus Mono L" officeooo:rsid="008c8a05" officeooo:paragraph-rsid="008d2060" style:font-name-asian="Nimbus Mono L"/>
    </style:style>
    <style:style style:name="P68" style:family="paragraph" style:parent-style-name="Preformatted_20_Text">
      <style:text-properties style:font-name="Nimbus Mono L" officeooo:rsid="00909689" officeooo:paragraph-rsid="00909689" style:font-name-asian="Nimbus Mono L"/>
    </style:style>
    <style:style style:name="P69" style:family="paragraph" style:parent-style-name="Preformatted_20_Text">
      <style:text-properties style:font-name="Nimbus Mono L" officeooo:rsid="00909689" officeooo:paragraph-rsid="009257c2" style:font-name-asian="Nimbus Mono L"/>
    </style:style>
    <style:style style:name="P70" style:family="paragraph" style:parent-style-name="Preformatted_20_Text">
      <style:text-properties style:font-name="Nimbus Mono L" officeooo:rsid="00909689" officeooo:paragraph-rsid="009fd5ed" style:font-name-asian="Nimbus Mono L"/>
    </style:style>
    <style:style style:name="P71" style:family="paragraph" style:parent-style-name="Preformatted_20_Text">
      <style:text-properties style:font-name="Nimbus Mono L" officeooo:rsid="00909689" officeooo:paragraph-rsid="00a708f3" style:font-name-asian="Nimbus Mono L"/>
    </style:style>
    <style:style style:name="P72" style:family="paragraph" style:parent-style-name="Preformatted_20_Text">
      <style:text-properties style:font-name="Nimbus Mono L" officeooo:rsid="00909689" officeooo:paragraph-rsid="00a5139e" style:font-name-asian="Nimbus Mono L"/>
    </style:style>
    <style:style style:name="P73" style:family="paragraph" style:parent-style-name="Preformatted_20_Text">
      <style:text-properties style:font-name="Nimbus Mono L" officeooo:rsid="00909689" officeooo:paragraph-rsid="00aebedd" style:font-name-asian="Nimbus Mono L"/>
    </style:style>
    <style:style style:name="P74" style:family="paragraph" style:parent-style-name="Preformatted_20_Text">
      <style:text-properties style:font-name="Nimbus Mono L" officeooo:rsid="00909689" officeooo:paragraph-rsid="00b337fc" style:font-name-asian="Nimbus Mono L"/>
    </style:style>
    <style:style style:name="P75" style:family="paragraph" style:parent-style-name="Preformatted_20_Text">
      <style:text-properties style:font-name="Nimbus Mono L" officeooo:rsid="00909689" officeooo:paragraph-rsid="00b35e09" style:font-name-asian="Nimbus Mono L"/>
    </style:style>
    <style:style style:name="P76" style:family="paragraph" style:parent-style-name="Preformatted_20_Text">
      <style:text-properties style:font-name="Nimbus Mono L" officeooo:rsid="00909689" officeooo:paragraph-rsid="00b5115d" style:font-name-asian="Nimbus Mono L"/>
    </style:style>
    <style:style style:name="P77" style:family="paragraph" style:parent-style-name="Preformatted_20_Text">
      <style:text-properties style:font-name="Nimbus Mono L" officeooo:rsid="00909689" officeooo:paragraph-rsid="00c21772" style:font-name-asian="Nimbus Mono L"/>
    </style:style>
    <style:style style:name="P78" style:family="paragraph" style:parent-style-name="Preformatted_20_Text">
      <style:text-properties style:font-name="Nimbus Mono L" officeooo:rsid="00909689" officeooo:paragraph-rsid="00ceaa0a" style:font-name-asian="Nimbus Mono L"/>
    </style:style>
    <style:style style:name="P79" style:family="paragraph" style:parent-style-name="Preformatted_20_Text">
      <style:text-properties style:font-name="Nimbus Mono L" officeooo:rsid="00909689" officeooo:paragraph-rsid="00d0b34f" style:font-name-asian="Nimbus Mono L"/>
    </style:style>
    <style:style style:name="P80" style:family="paragraph" style:parent-style-name="Preformatted_20_Text">
      <style:text-properties style:font-name="Nimbus Mono L" officeooo:rsid="00909689" officeooo:paragraph-rsid="00d51216" style:font-name-asian="Nimbus Mono L"/>
    </style:style>
    <style:style style:name="P81" style:family="paragraph" style:parent-style-name="Preformatted_20_Text">
      <style:text-properties style:font-name="Nimbus Mono L" officeooo:rsid="00b1f4be" officeooo:paragraph-rsid="00ceaa0a" style:font-name-asian="Nimbus Mono L"/>
    </style:style>
    <style:style style:name="P82" style:family="paragraph" style:parent-style-name="Preformatted_20_Text">
      <style:text-properties style:font-name="Nimbus Mono L" officeooo:rsid="00b1f4be" officeooo:paragraph-rsid="00c21772" style:font-name-asian="Nimbus Mono L"/>
    </style:style>
    <style:style style:name="P83" style:family="paragraph" style:parent-style-name="Preformatted_20_Text">
      <style:text-properties style:font-name="Nimbus Mono L" officeooo:paragraph-rsid="0051da3a"/>
    </style:style>
    <style:style style:name="P84" style:family="paragraph" style:parent-style-name="Preformatted_20_Text">
      <style:text-properties style:font-name="Nimbus Mono L" officeooo:rsid="0007e423" officeooo:paragraph-rsid="00ed8075" fo:background-color="#ffff00" style:font-name-asian="Nimbus Mono L"/>
    </style:style>
    <style:style style:name="P85" style:family="paragraph" style:parent-style-name="Preformatted_20_Text">
      <style:text-properties fo:color="#808080" style:font-name="???? CN Bold" fo:font-size="11.3999996185303pt" fo:font-style="italic" officeooo:rsid="0007e423" officeooo:paragraph-rsid="004f0095" style:font-name-asian="Nimbus Mono L"/>
    </style:style>
    <style:style style:name="P86" style:family="paragraph" style:parent-style-name="Standard">
      <style:text-properties style:font-name="Nimbus Mono L" officeooo:rsid="0007e423" officeooo:paragraph-rsid="0010a254" style:font-name-asian="Nimbus Mono L"/>
    </style:style>
    <style:style style:name="P87" style:family="paragraph" style:parent-style-name="Standard">
      <style:text-properties style:font-name="Nimbus Mono L" officeooo:rsid="0007e423" officeooo:paragraph-rsid="004f1ef3" style:font-name-asian="Nimbus Mono L"/>
    </style:style>
    <style:style style:name="P88" style:family="paragraph" style:parent-style-name="Standard">
      <style:text-properties style:font-name="Nimbus Mono L" officeooo:rsid="0007e423" officeooo:paragraph-rsid="00737696" style:font-name-asian="Nimbus Mono L"/>
    </style:style>
    <style:style style:name="P89" style:family="paragraph" style:parent-style-name="Standard">
      <style:text-properties style:font-name="Nimbus Mono L" officeooo:rsid="0007e423" officeooo:paragraph-rsid="008c8a05" style:font-name-asian="Nimbus Mono L"/>
    </style:style>
    <style:style style:name="P90" style:family="paragraph" style:parent-style-name="Standard">
      <style:text-properties style:font-name="Nimbus Mono L" officeooo:rsid="0007e423" officeooo:paragraph-rsid="00a5139e" style:font-name-asian="Nimbus Mono L"/>
    </style:style>
    <style:style style:name="P91" style:family="paragraph" style:parent-style-name="Standard">
      <style:text-properties style:font-name="Nimbus Mono L" officeooo:rsid="0007e423" officeooo:paragraph-rsid="00aebedd" style:font-name-asian="Nimbus Mono L"/>
    </style:style>
    <style:style style:name="P92" style:family="paragraph" style:parent-style-name="Standard">
      <style:text-properties style:font-name="Nimbus Mono L" officeooo:rsid="0007e423" officeooo:paragraph-rsid="00d933c1" style:font-name-asian="Nimbus Mono L"/>
    </style:style>
    <style:style style:name="P93" style:family="paragraph" style:parent-style-name="Standard">
      <style:text-properties style:font-name="Nimbus Mono L" officeooo:rsid="0007e423" officeooo:paragraph-rsid="00d95fae" style:font-name-asian="Nimbus Mono L"/>
    </style:style>
    <style:style style:name="P94" style:family="paragraph" style:parent-style-name="Standard">
      <style:text-properties style:font-name="Nimbus Mono L" officeooo:rsid="0014c351" officeooo:paragraph-rsid="0010a254" style:font-name-asian="Nimbus Mono L"/>
    </style:style>
    <style:style style:name="P95" style:family="paragraph" style:parent-style-name="Standard">
      <style:text-properties style:font-name="Nimbus Mono L" officeooo:rsid="00909689" officeooo:paragraph-rsid="009fd5ed" style:font-name-asian="Nimbus Mono L"/>
    </style:style>
    <style:style style:name="P96" style:family="paragraph" style:parent-style-name="Standard">
      <style:text-properties style:font-name="Nimbus Mono L" officeooo:rsid="00b1f4be" officeooo:paragraph-rsid="00ceaa0a" style:font-name-asian="Nimbus Mono L"/>
    </style:style>
    <style:style style:name="P97" style:family="paragraph" style:parent-style-name="Standard">
      <style:text-properties style:font-name="Nimbus Mono L" officeooo:rsid="00b1f4be" officeooo:paragraph-rsid="00c4150a" style:font-name-asian="Nimbus Mono L"/>
    </style:style>
    <style:style style:name="P98" style:family="paragraph" style:parent-style-name="Preformatted_20_Text">
      <style:text-properties style:font-name="Nimbus Mono L" officeooo:rsid="0007e423" officeooo:paragraph-rsid="00d95fae" style:font-name-asian="Nimbus Mono L"/>
    </style:style>
    <style:style style:name="P99" style:family="paragraph" style:parent-style-name="Preformatted_20_Text">
      <style:text-properties style:font-name="Nimbus Mono L" officeooo:rsid="0007e423" officeooo:paragraph-rsid="00f85deb" style:font-name-asian="Nimbus Mono L"/>
    </style:style>
    <style:style style:name="P100" style:family="paragraph" style:parent-style-name="Preformatted_20_Text">
      <style:text-properties style:font-name="Nimbus Mono L" officeooo:rsid="0007e423" officeooo:paragraph-rsid="00fabbb7" style:font-name-asian="Nimbus Mono L"/>
    </style:style>
    <style:style style:name="P101" style:family="paragraph" style:parent-style-name="Preformatted_20_Text">
      <style:text-properties style:font-name="Nimbus Mono L" officeooo:rsid="0007e423" officeooo:paragraph-rsid="01018d89" style:font-name-asian="Nimbus Mono L"/>
    </style:style>
    <style:style style:name="P102" style:family="paragraph" style:parent-style-name="Preformatted_20_Text">
      <style:text-properties style:font-name="Nimbus Mono L" officeooo:rsid="0007e423" officeooo:paragraph-rsid="0101f41b" style:font-name-asian="Nimbus Mono L"/>
    </style:style>
    <style:style style:name="P103" style:family="paragraph" style:parent-style-name="Standard">
      <style:text-properties style:font-name="Nimbus Mono L" officeooo:rsid="0007e423" officeooo:paragraph-rsid="01018d89" style:font-name-asian="Nimbus Mono L"/>
    </style:style>
    <style:style style:name="P104" style:family="paragraph" style:parent-style-name="Standard">
      <style:text-properties style:font-name="Nimbus Mono L" officeooo:rsid="0007e423" officeooo:paragraph-rsid="0101f41b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3e7ff1"/>
    </style:style>
    <style:style style:name="T3" style:family="text">
      <style:text-properties officeooo:rsid="001b00f3"/>
    </style:style>
    <style:style style:name="T4" style:family="text">
      <style:text-properties officeooo:rsid="001b6dfc"/>
    </style:style>
    <style:style style:name="T5" style:family="text">
      <style:text-properties officeooo:rsid="0009cd60"/>
    </style:style>
    <style:style style:name="T6" style:family="text">
      <style:text-properties officeooo:rsid="00387f61"/>
    </style:style>
    <style:style style:name="T7" style:family="text">
      <style:text-properties officeooo:rsid="00566f4a"/>
    </style:style>
    <style:style style:name="T8" style:family="text">
      <style:text-properties officeooo:rsid="001fb8c0"/>
    </style:style>
    <style:style style:name="T9" style:family="text">
      <style:text-properties officeooo:rsid="0013463b"/>
    </style:style>
    <style:style style:name="T10" style:family="text">
      <style:text-properties officeooo:rsid="00150d53"/>
    </style:style>
    <style:style style:name="T11" style:family="text">
      <style:text-properties officeooo:rsid="001d2b21"/>
    </style:style>
    <style:style style:name="T12" style:family="text">
      <style:text-properties officeooo:rsid="001d77e9"/>
    </style:style>
    <style:style style:name="T13" style:family="text">
      <style:text-properties officeooo:rsid="00225c3a"/>
    </style:style>
    <style:style style:name="T14" style:family="text">
      <style:text-properties officeooo:rsid="0024e510"/>
    </style:style>
    <style:style style:name="T15" style:family="text">
      <style:text-properties officeooo:rsid="002511c8"/>
    </style:style>
    <style:style style:name="T16" style:family="text">
      <style:text-properties officeooo:rsid="0025c799"/>
    </style:style>
    <style:style style:name="T17" style:family="text">
      <style:text-properties officeooo:rsid="00270b1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fb8c0" style:font-weight-asian="bold" style:font-weight-complex="bold"/>
    </style:style>
    <style:style style:name="T20" style:family="text">
      <style:text-properties fo:font-weight="bold" officeooo:rsid="007ecffc" style:font-weight-asian="bold" style:font-weight-complex="bold"/>
    </style:style>
    <style:style style:name="T21" style:family="text">
      <style:text-properties officeooo:rsid="0047a84c"/>
    </style:style>
    <style:style style:name="T22" style:family="text">
      <style:text-properties officeooo:rsid="004f0095"/>
    </style:style>
    <style:style style:name="T23" style:family="text">
      <style:text-properties fo:color="#808080" fo:font-size="11.3999996185303pt" fo:font-style="italic"/>
    </style:style>
    <style:style style:name="T24" style:family="text">
      <style:text-properties fo:color="#808080" fo:font-size="11.3999996185303pt" fo:font-style="italic" officeooo:rsid="0007e423" style:font-name-asian="Nimbus Mono L"/>
    </style:style>
    <style:style style:name="T25" style:family="text">
      <style:text-properties fo:color="#808080" fo:font-size="11.3999996185303pt" fo:font-style="italic" officeooo:rsid="00150d53"/>
    </style:style>
    <style:style style:name="T26" style:family="text">
      <style:text-properties fo:color="#808080" style:font-name="DejaVu Sans Mono" fo:font-size="11.3999996185303pt" fo:font-style="italic" officeooo:rsid="005d7ff3"/>
    </style:style>
    <style:style style:name="T27" style:family="text">
      <style:text-properties officeooo:rsid="0007e423" style:font-name-asian="Nimbus Mono L"/>
    </style:style>
    <style:style style:name="T28" style:family="text">
      <style:text-properties officeooo:rsid="001eb657" style:font-name-asian="Nimbus Mono L"/>
    </style:style>
    <style:style style:name="T29" style:family="text">
      <style:text-properties officeooo:rsid="004f1ef3"/>
    </style:style>
    <style:style style:name="T30" style:family="text">
      <style:text-properties officeooo:rsid="005526e3"/>
    </style:style>
    <style:style style:name="T31" style:family="text">
      <style:text-properties officeooo:rsid="0055ab5a"/>
    </style:style>
    <style:style style:name="T32" style:family="text">
      <style:text-properties officeooo:rsid="005759ae"/>
    </style:style>
    <style:style style:name="T33" style:family="text">
      <style:text-properties officeooo:rsid="0059d274"/>
    </style:style>
    <style:style style:name="T34" style:family="text">
      <style:text-properties officeooo:rsid="005d9852"/>
    </style:style>
    <style:style style:name="T35" style:family="text">
      <style:text-properties officeooo:rsid="00603627"/>
    </style:style>
    <style:style style:name="T36" style:family="text">
      <style:text-properties officeooo:rsid="0063b145"/>
    </style:style>
    <style:style style:name="T37" style:family="text">
      <style:text-properties officeooo:rsid="0007e423"/>
    </style:style>
    <style:style style:name="T38" style:family="text">
      <style:text-properties officeooo:rsid="007aaf13"/>
    </style:style>
    <style:style style:name="T39" style:family="text">
      <style:text-properties officeooo:rsid="007c4d21"/>
    </style:style>
    <style:style style:name="T40" style:family="text">
      <style:text-properties officeooo:rsid="007ecffc"/>
    </style:style>
    <style:style style:name="T41" style:family="text">
      <style:text-properties officeooo:rsid="009825a0"/>
    </style:style>
    <style:style style:name="T42" style:family="text">
      <style:text-properties officeooo:rsid="009ac11b"/>
    </style:style>
    <style:style style:name="T43" style:family="text">
      <style:text-properties officeooo:rsid="009fd5ed"/>
    </style:style>
    <style:style style:name="T44" style:family="text">
      <style:text-properties officeooo:rsid="00a063a6"/>
    </style:style>
    <style:style style:name="T45" style:family="text">
      <style:text-properties officeooo:rsid="00a708f3"/>
    </style:style>
    <style:style style:name="T46" style:family="text">
      <style:text-properties officeooo:rsid="00aad27f"/>
    </style:style>
    <style:style style:name="T47" style:family="text">
      <style:text-properties officeooo:rsid="00aebedd"/>
    </style:style>
    <style:style style:name="T48" style:family="text">
      <style:text-properties officeooo:rsid="00afd775"/>
    </style:style>
    <style:style style:name="T49" style:family="text">
      <style:text-properties officeooo:rsid="00b1f4be"/>
    </style:style>
    <style:style style:name="T50" style:family="text">
      <style:text-properties officeooo:rsid="00b40920"/>
    </style:style>
    <style:style style:name="T51" style:family="text">
      <style:text-properties officeooo:rsid="00b9c5a0"/>
    </style:style>
    <style:style style:name="T52" style:family="text">
      <style:text-properties officeooo:rsid="00bdb8cb"/>
    </style:style>
    <style:style style:name="T53" style:family="text">
      <style:text-properties officeooo:rsid="00d51216"/>
    </style:style>
    <style:style style:name="T54" style:family="text">
      <style:text-properties officeooo:rsid="00d933c1"/>
    </style:style>
    <style:style style:name="T55" style:family="text">
      <style:text-properties officeooo:rsid="00d95fae"/>
    </style:style>
    <style:style style:name="T56" style:family="text">
      <style:text-properties officeooo:rsid="00da41d2"/>
    </style:style>
    <style:style style:name="T57" style:family="text">
      <style:text-properties officeooo:rsid="00ed8075"/>
    </style:style>
    <style:style style:name="T58" style:family="text">
      <style:text-properties fo:background-color="#ffff00" loext:char-shading-value="0"/>
    </style:style>
    <style:style style:name="T59" style:family="text">
      <style:text-properties officeooo:rsid="00ec19e7" fo:background-color="#ffff00" loext:char-shading-value="0"/>
    </style:style>
    <style:style style:name="T60" style:family="text">
      <style:text-properties officeooo:rsid="00f38b1d"/>
    </style:style>
    <style:style style:name="T61" style:family="text">
      <style:text-properties officeooo:rsid="01018d89"/>
    </style:style>
    <style:style style:name="T62" style:family="text">
      <style:text-properties officeooo:rsid="0101f41b"/>
    </style:style>
    <style:style style:name="T63" style:family="text">
      <style:text-properties officeooo:rsid="010747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4">作者：夏志丽 </text:p>
      <text:p text:style-name="P86">模块名:技能等级晋升</text:p>
      <text:p text:style-name="P2"><text:tab/>导航下拉名_1:技能<text:bookmark-start text:name="__DdeLink__736_288152594"/><text:bookmark-start text:name="__DdeLink__752_288152594"/>等级晋升<text:bookmark-end text:name="__DdeLink__736_288152594"/><text:bookmark-end text:name="__DdeLink__752_288152594"/></text:p>
      <text:p text:style-name="P1"><text:tab/><text:tab/>导航名_1:<text:bookmark-start text:name="__DdeLink__738_288152594"/>技能<text:bookmark-end text:name="__DdeLink__738_288152594"/>定级</text:p>
      <text:p text:style-name="P1"><text:tab/><text:tab/><text:tab/>功能名字_1:列表 <text:s/>功能类型:网格 (有网格/树形/编辑可选)</text:p>
      <text:p text:style-name="P1"><text:tab/><text:tab/><text:tab/><text:tab/><text:bookmark-start text:name="__DdeLink__1277_581673998"/>字段名称_<text:span text:style-name="T1">1</text:span>:<text:bookmark-start text:name="__DdeLink__988_1713367133"/><text:bookmark-start text:name="__DdeLink__740_288152594"/>体系<text:bookmark-end text:name="__DdeLink__740_288152594"/></text:p>
      <text:p text:style-name="P1"><text:tab/><text:tab/><text:tab/><text:tab/>字段名称_<text:span text:style-name="T2">2</text:span>:<text:bookmark-start text:name="__DdeLink__740_2881525941"/>行业<text:bookmark-end text:name="__DdeLink__740_2881525941"/></text:p>
      <text:p text:style-name="P1"><text:tab/><text:tab/><text:tab/><text:tab/>字段名称_<text:span text:style-name="T2">3</text:span>:业务方向<text:span text:style-name="T9">-科目</text:span></text:p>
      <text:p text:style-name="P1"><text:tab/><text:tab/><text:tab/><text:tab/>字段名称_<text:span text:style-name="T2">4</text:span>:技能定位<text:span text:style-name="T9">-专业（业务范围内包含的技能）</text:span></text:p>
      <text:p text:style-name="P1"><text:tab/><text:tab/><text:tab/><text:tab/>字段名称_<text:span text:style-name="T2">5</text:span>:<text:bookmark-start text:name="__DdeLink__742_288152594"/>技能<text:bookmark-end text:name="__DdeLink__742_288152594"/>等级</text:p>
      <text:p text:style-name="P1"><text:tab/><text:tab/><text:tab/><text:tab/>字段名称_<text:span text:style-name="T2">6</text:span>:<text:bookmark-start text:name="__DdeLink__983_1826826792"/><text:bookmark-start text:name="__DdeLink__745_288152594"/>转正<text:bookmark-end text:name="__DdeLink__983_1826826792"/><text:bookmark-end text:name="__DdeLink__745_288152594"/>后间隔时间<text:tab/><text:tab/></text:p>
      <text:p text:style-name="P1"><text:tab/><text:tab/><text:tab/><text:tab/>字段名称_<text:span text:style-name="T2">7</text:span>:<text:bookmark-start text:name="__DdeLink__747_288152594"/>档次<text:bookmark-end text:name="__DdeLink__747_288152594"/></text:p>
      <text:p text:style-name="P1"><text:tab/><text:tab/><text:tab/><text:tab/>字段名称_<text:span text:style-name="T2">8</text:span>:<text:bookmark-start text:name="__DdeLink__750_288152594"/><text:bookmark-start text:name="__DdeLink__991_1826826792"/>各<text:bookmark-end text:name="__DdeLink__750_288152594"/><text:bookmark-end text:name="__DdeLink__991_1826826792"/>档次晋升间隔时间（月）</text:p>
      <text:p text:style-name="P3"><text:tab/><text:tab/><text:tab/><text:tab/>字段名称_<text:span text:style-name="T8">9</text:span>:技能职衔分数</text:p>
      <text:p text:style-name="P3"><text:tab/><text:tab/><text:tab/><text:tab/>字段名称_<text:span text:style-name="T8">10</text:span>:转换额度（<text:span text:style-name="T10">1分</text:span>）</text:p>
      <text:p text:style-name="P3"><text:tab/><text:tab/><text:tab/><text:tab/>字段名称_<text:span text:style-name="T8">11</text:span>:标准</text:p>
      <text:p text:style-name="P3"><text:tab/><text:tab/><text:tab/><text:tab/>字段名称_<text:span text:style-name="T8">12</text:span>:条件 <text:tab/></text:p>
      <text:p text:style-name="P3"><text:tab/><text:tab/><text:tab/><text:tab/>字段名称_<text:span text:style-name="T8">13</text:span>:补助额度（元）</text:p>
      <text:p text:style-name="P27"><text:tab/><text:tab/><text:tab/><text:tab/>字段名称_<text:span text:style-name="T8">14</text:span>:职衔补助额度<text:span text:style-name="T26">(</text:span><text:span text:style-name="T23">技能职衔分数*转换额度（</text:span><text:span text:style-name="T25">1分</text:span><text:span text:style-name="T23">）</text:span><text:span text:style-name="T26">)</text:span></text:p>
      <text:p text:style-name="P27"><text:tab/><text:tab/><text:tab/><text:tab/>字段名称_<text:span text:style-name="T8">15</text:span>:补助额度合计<text:span text:style-name="T34">(</text:span>职衔补助额度<text:span text:style-name="T34">+</text:span>补助额度（元）<text:span text:style-name="T34">)</text:span></text:p>
      <text:p text:style-name="P4"><text:tab/><text:tab/><text:tab/><text:tab/>字段名称_<text:span text:style-name="T8">16</text:span>:每次晋升增长幅度<text:bookmark-end text:name="__DdeLink__988_1713367133"/></text:p>
      <text:p text:style-name="P1"><text:tab/><text:tab/><text:tab/><text:tab/><text:bookmark-end text:name="__DdeLink__1277_581673998"/></text:p>
      <text:p text:style-name="P1"><text:tab/><text:tab/><text:tab/><text:tab/></text:p>
      <text:p text:style-name="P1"><text:tab/><text:tab/><text:tab/><text:tab/><text:tab/><text:tab/><text:tab/></text:p>
      <text:p text:style-name="P1"><text:tab/><text:tab/><text:tab/>功能名字_<text:span text:style-name="T3">2</text:span>:添加 <text:s/>功能类型:编辑 (有网格/树形/编辑可选)</text:p>
      <text:p text:style-name="P5"><text:tab/><text:tab/><text:tab/><text:tab/>字段名称_<text:span text:style-name="T1">1</text:span>:<text:bookmark-start text:name="__DdeLink__740_2881525942"/>体系<text:bookmark-end text:name="__DdeLink__740_2881525942"/> <text:s text:c="3"/>标签类型：文本框 必填</text:p>
      <text:p text:style-name="P11"><text:tab/><text:tab/><text:tab/><text:tab/>字段名称_<text:span text:style-name="T2">2</text:span>:<text:bookmark-start text:name="__DdeLink__740_28815259411"/>行业<text:bookmark-end text:name="__DdeLink__740_28815259411"/> <text:s text:c="3"/>标签类型：文本框 必填</text:p>
      <text:p text:style-name="P11"><text:tab/><text:tab/><text:tab/><text:tab/>字段名称_<text:span text:style-name="T2">3</text:span>:业务方向<text:span text:style-name="T9">-科目 <text:s text:c="3"/></text:span>标签类型：文本框 必填</text:p>
      <text:p text:style-name="P11"><text:tab/><text:tab/><text:tab/><text:tab/>字段名称_<text:span text:style-name="T2">4</text:span>:技能定位<text:span text:style-name="T9">-专业（业务范围内包含的技能） </text:span>标签类型：文本框 必填</text:p>
      <text:p text:style-name="P11"><text:tab/><text:tab/><text:tab/><text:tab/>字段名称_<text:span text:style-name="T2">5</text:span>:<text:bookmark-start text:name="__DdeLink__742_2881525941"/>技能<text:bookmark-end text:name="__DdeLink__742_2881525941"/>等级 <text:s text:c="3"/>标签类型：文本框 必填</text:p>
      <text:p text:style-name="P11"><text:tab/><text:tab/><text:tab/><text:tab/>字段名称_<text:span text:style-name="T2">6</text:span>:<text:bookmark-start text:name="__DdeLink__983_18268267921"/><text:bookmark-start text:name="__DdeLink__745_2881525941"/>转正<text:bookmark-end text:name="__DdeLink__983_18268267921"/><text:bookmark-end text:name="__DdeLink__745_2881525941"/>后间隔时间<text:tab/><text:tab/><text:bookmark-start text:name="__DdeLink__991_1713367133"/>标签类型：数值框 必填<text:bookmark-end text:name="__DdeLink__991_1713367133"/></text:p>
      <text:p text:style-name="P11"><text:tab/><text:tab/><text:tab/><text:tab/>字段名称_<text:span text:style-name="T2">7</text:span>:<text:bookmark-start text:name="__DdeLink__747_2881525941"/>档次<text:bookmark-end text:name="__DdeLink__747_2881525941"/> <text:s text:c="5"/>标签类型：文本框 必填</text:p>
      <text:p text:style-name="P11"><text:tab/><text:tab/><text:tab/><text:tab/>字段名称_<text:span text:style-name="T2">8</text:span>:<text:bookmark-start text:name="__DdeLink__991_18268267921"/><text:bookmark-start text:name="__DdeLink__750_2881525941"/>各<text:bookmark-end text:name="__DdeLink__991_18268267921"/><text:bookmark-end text:name="__DdeLink__750_2881525941"/>档次晋升间隔时间（月） 标签类型：数值框 必填</text:p>
      <text:p text:style-name="P11"><text:tab/><text:tab/><text:tab/><text:tab/>字段名称_<text:span text:style-name="T8">9</text:span>:技能职衔分数 <text:s text:c="4"/>标签类型：数值框 必填</text:p>
      <text:p text:style-name="P11"><text:tab/><text:tab/><text:tab/><text:tab/>字段名称_<text:span text:style-name="T8">10</text:span>:转换额度（<text:span text:style-name="T10">1分</text:span>） 标签类型：数值框 必填</text:p>
      <text:p text:style-name="P11"><text:tab/><text:tab/><text:tab/><text:tab/>字段名称_<text:span text:style-name="T8">11</text:span>:标准 <text:s text:c="9"/>标签类型：文本框 必填</text:p>
      <text:p text:style-name="P11"><text:tab/><text:tab/><text:tab/><text:tab/>字段名称_<text:span text:style-name="T8">12</text:span>:条件 <text:tab/> <text:s text:c="5"/>标签类型：文本框 必填</text:p>
      <text:p text:style-name="P11"><text:tab/><text:tab/><text:tab/><text:tab/>字段名称_<text:span text:style-name="T8">13</text:span>:补助额度（元） <text:s/>标签类型：数值框 必填</text:p>
      <text:p text:style-name="P11"><text:tab/><text:tab/><text:tab/><text:tab/>字段名称_<text:span text:style-name="T8">14</text:span>:职衔补助额度 <text:s text:c="3"/>标签类型：数值框 必填</text:p>
      <text:p text:style-name="P11"><text:tab/><text:tab/><text:tab/><text:tab/>字段名称_<text:span text:style-name="T8">15</text:span>:补助额度合计 <text:s text:c="4"/>标签类型：数值框 必填</text:p>
      <text:p text:style-name="P11"><text:tab/><text:tab/><text:tab/><text:tab/>字段名称_<text:span text:style-name="T8">16</text:span>:每次晋升增长幅度 <text:s text:c="2"/>标签类型：数值框 必填</text:p>
      <text:p text:style-name="P1"><text:tab/><text:tab/><text:tab/><text:tab/></text:p>
      <text:p text:style-name="P1"><text:tab/><text:tab/><text:tab/><text:tab/></text:p>
      <text:p text:style-name="P1"><text:tab/><text:tab/><text:tab/>功能名字_<text:span text:style-name="T4">3</text:span>:编辑 <text:s/>功能类型:编辑 (有网格/树形/编辑可选)</text:p>
      <text:p text:style-name="P12"><text:tab/><text:tab/><text:tab/><text:tab/>字段名称_<text:span text:style-name="T1">1</text:span>:<text:bookmark-start text:name="__DdeLink__740_28815259421"/>体系<text:bookmark-end text:name="__DdeLink__740_28815259421"/> <text:s text:c="3"/>标签类型：文本框 必填</text:p>
      <text:p text:style-name="P12"><text:tab/><text:tab/><text:tab/><text:tab/>字段名称_<text:span text:style-name="T2">2</text:span>:<text:bookmark-start text:name="__DdeLink__740_288152594111"/>行业<text:bookmark-end text:name="__DdeLink__740_288152594111"/> <text:s text:c="3"/>标签类型：文本框 必填</text:p>
      <text:p text:style-name="P12"><text:tab/><text:tab/><text:tab/><text:tab/>字段名称_<text:span text:style-name="T2">3</text:span>:业务方向<text:span text:style-name="T9">-科目 <text:s text:c="3"/></text:span>标签类型：文本框 必填</text:p>
      <text:p text:style-name="P12"><text:tab/><text:tab/><text:tab/><text:tab/>字段名称_<text:span text:style-name="T2">4</text:span>:技能定位<text:span text:style-name="T9">-专业（业务范围内包含的技能） </text:span>标签类型：文本框 必填</text:p>
      <text:p text:style-name="P12"><text:tab/><text:tab/><text:tab/><text:tab/>字段名称_<text:span text:style-name="T2">5</text:span>:<text:bookmark-start text:name="__DdeLink__742_28815259411"/>技能<text:bookmark-end text:name="__DdeLink__742_28815259411"/>等级 <text:s text:c="3"/>标签类型：文本框 必填</text:p>
      <text:p text:style-name="P12"><text:tab/><text:tab/><text:tab/><text:tab/>字段名称_<text:span text:style-name="T2">6</text:span>:<text:bookmark-start text:name="__DdeLink__745_28815259411"/><text:bookmark-start text:name="__DdeLink__983_182682679211"/>转正<text:bookmark-end text:name="__DdeLink__745_28815259411"/><text:bookmark-end text:name="__DdeLink__983_182682679211"/>后间隔时间<text:tab/><text:tab/><text:bookmark-start text:name="__DdeLink__991_17133671331"/>标签类型：数值框 必填<text:bookmark-end text:name="__DdeLink__991_17133671331"/></text:p>
      <text:p text:style-name="P12"><text:tab/><text:tab/><text:tab/><text:tab/>字段名称_<text:span text:style-name="T2">7</text:span>:<text:bookmark-start text:name="__DdeLink__747_28815259411"/>档次<text:bookmark-end text:name="__DdeLink__747_28815259411"/> <text:s text:c="5"/>标签类型：文本框 必填</text:p>
      <text:p text:style-name="P12"><text:tab/><text:tab/><text:tab/><text:tab/>字段名称_<text:span text:style-name="T2">8</text:span>:<text:bookmark-start text:name="__DdeLink__750_28815259411"/><text:bookmark-start text:name="__DdeLink__991_182682679211"/>各<text:bookmark-end text:name="__DdeLink__750_28815259411"/><text:bookmark-end text:name="__DdeLink__991_182682679211"/>档次晋升间隔时间（月） 标签类型：数值框 必填</text:p>
      <text:p text:style-name="P12"><text:tab/><text:tab/><text:tab/><text:tab/>字段名称_<text:span text:style-name="T8">9</text:span>:技能职衔分数 <text:s text:c="4"/>标签类型：数值框 必填</text:p>
      <text:p text:style-name="P12"><text:tab/><text:tab/><text:tab/><text:tab/>字段名称_<text:span text:style-name="T8">10</text:span>:转换额度（<text:span text:style-name="T10">1分</text:span>） 标签类型：数值框 必填</text:p>
      <text:p text:style-name="P12"><text:tab/><text:tab/><text:tab/><text:tab/>字段名称_<text:span text:style-name="T8">11</text:span>:标准 <text:s text:c="9"/>标签类型：文本框 必填</text:p>
      <text:p text:style-name="P12"><text:tab/><text:tab/><text:tab/><text:tab/>字段名称_<text:span text:style-name="T8">12</text:span>:条件 <text:tab/> <text:s text:c="5"/>标签类型：文本框 必填</text:p>
      <text:p text:style-name="P12"><text:tab/><text:tab/><text:tab/><text:tab/>字段名称_<text:span text:style-name="T8">13</text:span>:补助额度（元） <text:s/>标签类型：数值框 必填</text:p>
      <text:p text:style-name="P12"><text:tab/><text:tab/><text:tab/><text:tab/>字段名称_<text:span text:style-name="T8">14</text:span>:职衔补助额度 <text:s text:c="3"/>标签类型：数值框 必填</text:p>
      <text:p text:style-name="P12"><text:tab/><text:tab/><text:tab/><text:tab/>字段名称_<text:span text:style-name="T8">15</text:span>:补助额度合计 <text:s text:c="4"/>标签类型：数值框 必填</text:p>
      <text:p text:style-name="P12"><text:tab/><text:tab/><text:tab/><text:tab/>字段名称_<text:span text:style-name="T8">16</text:span>:每次晋升增长幅度 <text:s text:c="2"/>标签类型：数值框 必填</text:p>
      <text:p text:style-name="P12"><text:soft-page-break/></text:p>
      <text:p text:style-name="P1"><text:tab/><text:tab/><text:tab/>功能名字_<text:span text:style-name="T4">4</text:span>:删除 <text:s/>功能类型:</text:p>
      <text:p text:style-name="P56"><text:tab/><text:tab/><text:tab/></text:p>
      <text:p text:style-name="P56"><text:tab/><text:tab/><text:tab/><text:span text:style-name="T60">2017.08.20</text:span> <text:s text:c="4"/></text:p>
      <text:p text:style-name="P55"><text:tab/><text:tab/><text:tab/><text:span text:style-name="T58">功能名字_</text:span><text:span text:style-name="T59">5</text:span><text:span text:style-name="T58">:计算 <text:s/>功能类型:</text:span></text:p>
      <text:p text:style-name="P84"><text:tab/><text:tab/><text:tab/><text:tab/>字段名称_<text:span text:style-name="T1">1</text:span>:<text:bookmark-start text:name="__DdeLink__740_288152594411"/>金额<text:bookmark-end text:name="__DdeLink__740_288152594411"/> <text:s text:c="3"/>标签类型:数值<text:span text:style-name="T57">框 必填</text:span></text:p>
      <text:p text:style-name="P84"><text:tab/><text:tab/><text:tab/><text:tab/>字段名称_<text:span text:style-name="T2">2</text:span>:<text:bookmark-start text:name="__DdeLink__740_2881525941311"/>主项<text:bookmark-end text:name="__DdeLink__740_2881525941311"/>技能定位<text:span text:style-name="T57">-专业 <text:s text:c="5"/></text:span>标签类型:下拉<text:span text:style-name="T57">框 必填</text:span></text:p>
      <text:p text:style-name="P84"><text:tab/><text:tab/><text:tab/><text:tab/>字段名称_<text:span text:style-name="T2">3</text:span>:<text:bookmark-start text:name="__DdeLink__740_28815259413111"/>小<text:bookmark-end text:name="__DdeLink__740_28815259413111"/>项<text:span text:style-name="T57">1</text:span>技能定位<text:span text:style-name="T57">-专业 <text:s text:c="5"/></text:span>标签类型:下拉<text:span text:style-name="T57">框</text:span></text:p>
      <text:p text:style-name="P84"><text:tab/><text:tab/><text:tab/><text:tab/>字段名称_<text:span text:style-name="T2">4</text:span>:<text:bookmark-start text:name="__DdeLink__740_288152594131111"/>小<text:bookmark-end text:name="__DdeLink__740_288152594131111"/>项<text:span text:style-name="T57">2</text:span>技能定位<text:span text:style-name="T57">-专业 <text:s text:c="6"/></text:span>标签类型:下拉<text:span text:style-name="T57">框</text:span></text:p>
      <text:p text:style-name="P84"><text:tab/><text:tab/><text:tab/><text:tab/>字段名称_<text:span text:style-name="T2">5</text:span>:<text:bookmark-start text:name="__DdeLink__740_288152594131112"/>小<text:bookmark-end text:name="__DdeLink__740_288152594131112"/>项<text:span text:style-name="T57">3</text:span>技能定位<text:span text:style-name="T57">-专业 <text:s text:c="8"/></text:span>标签类型:下拉<text:span text:style-name="T57">框</text:span></text:p>
      <text:p text:style-name="P84"><text:tab/><text:tab/><text:tab/><text:tab/>字段名称_<text:span text:style-name="T2">6</text:span>:<text:bookmark-start text:name="__DdeLink__740_288152594131113"/>小<text:bookmark-end text:name="__DdeLink__740_288152594131113"/>项<text:span text:style-name="T57">4</text:span>技能定位<text:span text:style-name="T57">-专业</text:span><text:tab/> <text:s text:c="6"/>标签类型:下拉<text:span text:style-name="T57">框</text:span></text:p>
      <text:p text:style-name="P84"><text:tab/><text:tab/><text:tab/><text:tab/>字段名称_<text:span text:style-name="T57">7</text:span>:<text:bookmark-start text:name="__DdeLink__740_2881525941311131"/>小<text:bookmark-end text:name="__DdeLink__740_2881525941311131"/>项<text:span text:style-name="T57">5</text:span>技能定位<text:span text:style-name="T57">-专业 <text:s text:c="8"/></text:span>标签类型:下拉<text:span text:style-name="T57">框</text:span></text:p>
      <text:p text:style-name="P6"><text:tab/><text:tab/>导航名_<text:span text:style-name="T11">2</text:span>:<text:bookmark-start text:name="__DdeLink__738_2881525941"/><text:bookmark-start text:name="__DdeLink__1059_1713367133"/>员工<text:bookmark-end text:name="__DdeLink__738_2881525941"/>职能定级<text:bookmark-end text:name="__DdeLink__1059_1713367133"/></text:p>
      <text:p text:style-name="P6"><text:tab/><text:tab/><text:tab/>功能名字_1:列表 <text:s/>功能类型:网格 (有网格/树形/编辑可选)</text:p>
      <text:p text:style-name="P13"><text:tab/><text:tab/><text:tab/><text:tab/><text:bookmark-start text:name="__DdeLink__1056_1713367133"/><text:bookmark-start text:name="__DdeLink__1051_1713367133"/>字段名称_<text:span text:style-name="T1">1</text:span>:<text:bookmark-start text:name="__DdeLink__740_28815259441"/>地区<text:bookmark-end text:name="__DdeLink__740_28815259441"/></text:p>
      <text:p text:style-name="P13"><text:tab/><text:tab/><text:tab/><text:tab/>字段名称_<text:span text:style-name="T2">2</text:span>:<text:bookmark-start text:name="__DdeLink__740_288152594131"/>体系<text:bookmark-end text:name="__DdeLink__740_288152594131"/></text:p>
      <text:p text:style-name="P13"><text:tab/><text:tab/><text:tab/><text:tab/>字段名称_<text:span text:style-name="T2">3</text:span>:部门/项目组</text:p>
      <text:p text:style-name="P13"><text:tab/><text:tab/><text:tab/><text:tab/>字段名称_<text:span text:style-name="T2">4</text:span>:岗位</text:p>
      <text:p text:style-name="P13"><text:tab/><text:tab/><text:tab/><text:tab/>字段名称_<text:span text:style-name="T2">5</text:span>:姓名</text:p>
      <text:p text:style-name="P13"><text:tab/><text:tab/><text:tab/><text:tab/>字段名称_<text:span text:style-name="T2">6</text:span>:入职时间<text:tab/><text:tab/></text:p>
      <text:p text:style-name="P13"><text:tab/><text:tab/><text:tab/><text:tab/>字段名称_<text:span text:style-name="T2">7</text:span>:<text:bookmark-start text:name="__DdeLink__747_28815259431"/>入职<text:bookmark-end text:name="__DdeLink__747_28815259431"/><text:span text:style-name="T12">-职能定位-专业（业务范围包含的技能）</text:span></text:p>
      <text:p text:style-name="P13"><text:tab/><text:tab/><text:tab/><text:tab/>字段名称_<text:span text:style-name="T2">8</text:span>:入职主项技能等级</text:p>
      <text:p text:style-name="P13"><text:tab/><text:tab/><text:tab/><text:tab/>字段名称_<text:span text:style-name="T8">9</text:span>:转正技能等级</text:p>
      <text:p text:style-name="P13"><text:tab/><text:tab/><text:tab/><text:tab/>字段名称_<text:span text:style-name="T8">10</text:span>:转正时间</text:p>
      <text:p text:style-name="P13"><text:tab/><text:tab/><text:tab/><text:tab/>字段名称_<text:span text:style-name="T8">11</text:span>:主项/小项（是否为主项）<text:bookmark-end text:name="__DdeLink__1051_1713367133"/><text:bookmark-end text:name="__DdeLink__1056_1713367133"/></text:p>
      <text:p text:style-name="P1"><text:tab/><text:tab/><text:tab/><text:tab/></text:p>
      <text:p text:style-name="P1"><text:tab/><text:tab/><text:tab/><text:tab/><text:tab/><text:tab/><text:tab/></text:p>
      <text:p text:style-name="P1"><text:tab/><text:tab/><text:tab/>功能名字_<text:span text:style-name="T3">2</text:span>:添加 <text:s/>功能类型:编辑 (有网格/树形/编辑可选)</text:p>
      <text:p text:style-name="P14"><text:tab/><text:tab/><text:tab/><text:tab/>字段名称_<text:span text:style-name="T1">1</text:span>:<text:bookmark-start text:name="__DdeLink__740_2881525944311"/>地区<text:bookmark-end text:name="__DdeLink__740_2881525944311"/> <text:s text:c="11"/>标签类型：文本框 必填</text:p>
      <text:p text:style-name="P14"><text:tab/><text:tab/><text:tab/><text:tab/>字段名称_<text:span text:style-name="T2">2</text:span>:<text:bookmark-start text:name="__DdeLink__740_28815259413311"/>体系<text:bookmark-end text:name="__DdeLink__740_28815259413311"/> <text:s text:c="11"/>标签类型：文本框 必填</text:p>
      <text:p text:style-name="P14"><text:tab/><text:tab/><text:tab/><text:tab/>字段名称_<text:span text:style-name="T2">3</text:span>:部门/项目组 <text:s text:c="5"/>标签类型：文本框 必填</text:p>
      <text:p text:style-name="P14"><text:tab/><text:tab/><text:tab/><text:tab/>字段名称_<text:span text:style-name="T2">4</text:span>:岗位 <text:s text:c="11"/>标签类型：文本框 必填</text:p>
      <text:p text:style-name="P14"><text:tab/><text:tab/><text:tab/><text:tab/>字段名称_<text:span text:style-name="T2">5</text:span>:姓名 <text:s text:c="11"/>标签类型：文本框 必填</text:p>
      <text:p text:style-name="P14"><text:tab/><text:tab/><text:tab/><text:tab/>字段名称_<text:span text:style-name="T2">6</text:span>:入职时间<text:tab/><text:tab/> <text:s/>标签类型：日期框 必填</text:p>
      <text:p text:style-name="P14"><text:tab/><text:tab/><text:tab/><text:tab/>字段名称_<text:span text:style-name="T2">7</text:span>:<text:bookmark-start text:name="__DdeLink__747_2881525943311"/>入职<text:bookmark-end text:name="__DdeLink__747_2881525943311"/><text:span text:style-name="T12">-职能定位-专业（业务范围包含的技能） </text:span>标签类型：文本框 必填</text:p>
      <text:p text:style-name="P14"><text:tab/><text:tab/><text:tab/><text:tab/>字段名称_<text:span text:style-name="T2">8</text:span>:入职主项技能等级 <text:s text:c="7"/>标签类型：文本框 必填</text:p>
      <text:p text:style-name="P14"><text:tab/><text:tab/><text:tab/><text:tab/>字段名称_<text:span text:style-name="T8">9</text:span>:转正技能等级 <text:s text:c="11"/>标签类型：文本框 必填</text:p>
      <text:p text:style-name="P14"><text:tab/><text:tab/><text:tab/><text:tab/>字段名称_<text:span text:style-name="T8">10</text:span>:转正时间 <text:s text:c="13"/>标签类型：日期框 必填</text:p>
      <text:p text:style-name="P14"><text:tab/><text:tab/><text:tab/><text:tab/>字段名称_<text:span text:style-name="T8">11</text:span>:主项/小项（是否为主项） 标签类型：下拉框（是/否） 必填<text:bookmark-start text:name="__DdeLink__1277_58167399822"/></text:p>
      <text:p text:style-name="P7"><text:tab/><text:tab/><text:tab/><text:tab/><text:bookmark-end text:name="__DdeLink__1277_58167399822"/></text:p>
      <text:p text:style-name="P1"><text:tab/><text:tab/><text:tab/><text:tab/></text:p>
      <text:p text:style-name="P1"><text:tab/><text:tab/><text:tab/>功能名字_<text:span text:style-name="T4">3</text:span>:编辑 <text:s/>功能类型:编辑 (有网格/树形/编辑可选)</text:p>
      <text:p text:style-name="P13"><text:tab/><text:tab/><text:tab/><text:tab/>字段名称_<text:span text:style-name="T1">1</text:span>:<text:bookmark-start text:name="__DdeLink__740_288152594431"/>地区<text:bookmark-end text:name="__DdeLink__740_288152594431"/> <text:s text:c="11"/>标签类型：文本框 必填</text:p>
      <text:p text:style-name="P13"><text:tab/><text:tab/><text:tab/><text:tab/>字段名称_<text:span text:style-name="T2">2</text:span>:<text:bookmark-start text:name="__DdeLink__740_2881525941331"/>体系<text:bookmark-end text:name="__DdeLink__740_2881525941331"/> <text:s text:c="11"/>标签类型：文本框 必填</text:p>
      <text:p text:style-name="P13"><text:tab/><text:tab/><text:tab/><text:tab/>字段名称_<text:span text:style-name="T2">3</text:span>:部门/项目组 <text:s text:c="5"/>标签类型：文本框 必填</text:p>
      <text:p text:style-name="P13"><text:tab/><text:tab/><text:tab/><text:tab/>字段名称_<text:span text:style-name="T2">4</text:span>:岗位 <text:s text:c="11"/>标签类型：文本框 必填</text:p>
      <text:p text:style-name="P13"><text:tab/><text:tab/><text:tab/><text:tab/>字段名称_<text:span text:style-name="T2">5</text:span>:姓名 <text:s text:c="11"/>标签类型：文本框 必填</text:p>
      <text:p text:style-name="P13"><text:tab/><text:tab/><text:tab/><text:tab/>字段名称_<text:span text:style-name="T2">6</text:span>:入职时间<text:tab/><text:tab/> <text:s/>标签类型：日期框 必填</text:p>
      <text:p text:style-name="P13"><text:tab/><text:tab/><text:tab/><text:tab/>字段名称_<text:span text:style-name="T2">7</text:span>:<text:bookmark-start text:name="__DdeLink__747_288152594331"/>入职<text:bookmark-end text:name="__DdeLink__747_288152594331"/><text:span text:style-name="T12">-职能定位-专业（业务范围包含的技能） </text:span>标签类型：文本框 必填</text:p>
      <text:p text:style-name="P13"><text:tab/><text:tab/><text:tab/><text:tab/>字段名称_<text:span text:style-name="T2">8</text:span>:入职主项技能等级 <text:s text:c="7"/>标签类型：文本框 必填</text:p>
      <text:p text:style-name="P13"><text:tab/><text:tab/><text:tab/><text:tab/>字段名称_<text:span text:style-name="T8">9</text:span>:转正技能等级 <text:s text:c="11"/>标签类型：文本框 必填</text:p>
      <text:p text:style-name="P13"><text:tab/><text:tab/><text:tab/><text:tab/>字段名称_<text:span text:style-name="T8">10</text:span>:转正时间 <text:s text:c="13"/>标签类型：日期框 必填</text:p>
      <text:p text:style-name="P13"><text:tab/><text:tab/><text:tab/><text:tab/>字段名称_<text:span text:style-name="T8">11</text:span>:主项/小项（是否为主项） 标签类型：下拉框（是/否） 必填<text:bookmark-start text:name="__DdeLink__1277_581673998221"/></text:p>
      <text:p text:style-name="P13"><text:tab/><text:tab/><text:tab/><text:tab/><text:bookmark-end text:name="__DdeLink__1277_581673998221"/><text:bookmark-start text:name="__DdeLink__1277_58167399823"/></text:p>
      <text:p text:style-name="P7"><text:tab/><text:tab/><text:tab/><text:tab/><text:bookmark-end text:name="__DdeLink__1277_58167399823"/></text:p>
      <text:p text:style-name="P1"/>
      <text:p text:style-name="P1"><text:tab/><text:tab/>导航名_<text:span text:style-name="T6">3</text:span>:技能等级情况概览</text:p>
      <text:p text:style-name="P1"><text:tab/><text:tab/><text:tab/>功能名字_1:列表 <text:s/>功能类型:网格 (有网格/树形/编辑可选)</text:p>
      <text:p text:style-name="P15"><text:tab/><text:tab/><text:tab/><text:tab/><text:bookmark-start text:name="__DdeLink__1277_58167399821"/>字段名称_<text:span text:style-name="T1">1</text:span>:地区<text:bookmark-end text:name="__DdeLink__1277_58167399821"/></text:p>
      <text:p text:style-name="P15"><text:tab/><text:tab/><text:tab/><text:tab/>字段名称_<text:span text:style-name="T1">2</text:span>:体系</text:p>
      <text:p text:style-name="P15"><text:soft-page-break/><text:tab/><text:tab/><text:tab/><text:tab/>字段名称_<text:span text:style-name="T5">3</text:span>:部门</text:p>
      <text:p text:style-name="P15"><text:tab/><text:tab/><text:tab/><text:tab/>字段名称_<text:span text:style-name="T5">4</text:span>:岗位</text:p>
      <text:p text:style-name="P15"><text:tab/><text:tab/><text:tab/><text:tab/>字段名称_<text:span text:style-name="T7">5</text:span>:<text:bookmark-start text:name="__DdeLink__983_1826826792231"/>姓名<text:bookmark-end text:name="__DdeLink__983_1826826792231"/><text:tab/></text:p>
      <text:p text:style-name="P15"><text:tab/><text:tab/><text:tab/><text:tab/>字段名称_<text:span text:style-name="T7">6</text:span>:技能定位<text:span text:style-name="T13">-专业（业务范围包含的技能）</text:span></text:p>
      <text:p text:style-name="P15"><text:tab/><text:tab/><text:tab/><text:tab/>字段名称_<text:span text:style-name="T7">7</text:span>:<text:bookmark-start text:name="__DdeLink__991_1826826792231"/>小<text:bookmark-end text:name="__DdeLink__991_1826826792231"/>项主项技能等级</text:p>
      <text:p text:style-name="P15"><text:tab/><text:tab/><text:tab/><text:tab/>字段名称_<text:span text:style-name="T8">8</text:span>:转正技能等级</text:p>
      <text:p text:style-name="P15"><text:tab/><text:tab/><text:tab/><text:tab/>字段名称_<text:span text:style-name="T8">9</text:span>:转正时间</text:p>
      <text:p text:style-name="P15"><text:tab/><text:tab/><text:tab/><text:tab/>字段名称_<text:span text:style-name="T8">10</text:span>:获取时间</text:p>
      <text:p text:style-name="P15"><text:tab/><text:tab/><text:tab/><text:tab/>字段名称_<text:span text:style-name="T8">11</text:span>:已晋升次数</text:p>
      <text:p text:style-name="P15"><text:tab/><text:tab/><text:tab/><text:tab/>字段名称_<text:span text:style-name="T8">12</text:span>:<text:bookmark-start text:name="__DdeLink__983_18268267922121"/>主项<text:bookmark-end text:name="__DdeLink__983_18268267922121"/>/小项（是否为主项）</text:p>
      <text:p text:style-name="P15"><text:tab/><text:tab/><text:tab/><text:tab/>字段名称_<text:span text:style-name="T8">13</text:span>:小项顺<text:bookmark-start text:name="__DdeLink__991_18268267922131"/>序<text:bookmark-end text:name="__DdeLink__991_18268267922131"/></text:p>
      <text:p text:style-name="P1"><text:tab/><text:tab/><text:tab/><text:tab/></text:p>
      <text:p text:style-name="P1"><text:tab/><text:tab/><text:tab/><text:tab/><text:tab/><text:tab/><text:tab/></text:p>
      <text:p text:style-name="P1"><text:tab/><text:tab/><text:tab/>功能名字_<text:span text:style-name="T3">2</text:span>:添加 <text:s/>功能类型:编辑 (有网格/树形/编辑可选)</text:p>
      <text:p text:style-name="P15"><text:tab/><text:tab/><text:tab/><text:tab/>字段名称_<text:span text:style-name="T1">1</text:span>:地区 <text:s text:c="3"/>标签类型：文本框 必填</text:p>
      <text:p text:style-name="P15"><text:tab/><text:tab/><text:tab/><text:tab/>字段名称_<text:span text:style-name="T1">2</text:span>:体系 <text:s text:c="3"/>标签类型：文本框 必填</text:p>
      <text:p text:style-name="P15"><text:tab/><text:tab/><text:tab/><text:tab/>字段名称_<text:span text:style-name="T5">3</text:span>:部门 <text:s text:c="3"/>标签类型：文本框 必填</text:p>
      <text:p text:style-name="P15"><text:tab/><text:tab/><text:tab/><text:tab/>字段名称_<text:span text:style-name="T5">4</text:span>:岗位 <text:s text:c="3"/>标签类型：文本框 必填</text:p>
      <text:p text:style-name="P15"><text:tab/><text:tab/><text:tab/><text:tab/>字段名称_<text:span text:style-name="T7">5</text:span>:<text:bookmark-start text:name="__DdeLink__983_1826826792235"/>姓名<text:bookmark-end text:name="__DdeLink__983_1826826792235"/><text:tab/>标签类型：文本框 必填</text:p>
      <text:p text:style-name="P15"><text:tab/><text:tab/><text:tab/><text:tab/>字段名称_<text:span text:style-name="T7">6</text:span>:技能定位<text:span text:style-name="T13">-专业（业务范围包含的技能） <text:s/></text:span>标签类型：文本框 必填</text:p>
      <text:p text:style-name="P15"><text:tab/><text:tab/><text:tab/><text:tab/>字段名称_<text:span text:style-name="T7">7</text:span>:<text:bookmark-start text:name="__DdeLink__991_1826826792235"/>小<text:bookmark-end text:name="__DdeLink__991_1826826792235"/>项主项技能等级 <text:s text:c="3"/>标签类型：文本框 必填</text:p>
      <text:p text:style-name="P15"><text:tab/><text:tab/><text:tab/><text:tab/>字段名称_<text:span text:style-name="T8">8</text:span>:转正技能等级 <text:s text:c="6"/>标签类型：文本框 必填</text:p>
      <text:p text:style-name="P15"><text:tab/><text:tab/><text:tab/><text:tab/>字段名称_<text:span text:style-name="T8">9</text:span>:转正时间 <text:s text:c="9"/>标签类型：日期框 必填</text:p>
      <text:p text:style-name="P15"><text:tab/><text:tab/><text:tab/><text:tab/>字段名称_<text:span text:style-name="T8">10</text:span>:获取时间 <text:s text:c="8"/>标签类型：日期框 必填</text:p>
      <text:p text:style-name="P15"><text:tab/><text:tab/><text:tab/><text:tab/>字段名称_<text:span text:style-name="T8">11</text:span>:已晋升次数 <text:s text:c="7"/>标签类型：数值框 必填</text:p>
      <text:p text:style-name="P15"><text:tab/><text:tab/><text:tab/><text:tab/>字段名称_<text:span text:style-name="T8">12</text:span>:<text:bookmark-start text:name="__DdeLink__983_18268267922125"/>主项<text:bookmark-end text:name="__DdeLink__983_18268267922125"/>/小项（是否为主项） <text:s/>标签类型：文本框 必填</text:p>
      <text:p text:style-name="P15"><text:tab/><text:tab/><text:tab/><text:tab/>字段名称_<text:span text:style-name="T8">13</text:span>:小项顺<text:bookmark-start text:name="__DdeLink__991_18268267922135"/>序<text:bookmark-end text:name="__DdeLink__991_18268267922135"/> <text:s text:c="7"/>标签类型：文本框 必填</text:p>
      <text:p text:style-name="P15"/>
      <text:p text:style-name="P1"><text:tab/><text:tab/><text:tab/><text:tab/></text:p>
      <text:p text:style-name="P1"><text:tab/><text:tab/><text:tab/>功能名字_<text:span text:style-name="T4">3</text:span>:编辑 <text:s/>功能类型:编辑 (有网格/树形/编辑可选)</text:p>
      <text:p text:style-name="P15"><text:tab/><text:tab/><text:tab/><text:tab/>字段名称_<text:span text:style-name="T1">1</text:span>:地区 <text:s text:c="3"/>标签类型：文本框 必填</text:p>
      <text:p text:style-name="P15"><text:tab/><text:tab/><text:tab/><text:tab/>字段名称_<text:span text:style-name="T1">2</text:span>:体系 <text:s text:c="3"/>标签类型：文本框 必填</text:p>
      <text:p text:style-name="P15"><text:tab/><text:tab/><text:tab/><text:tab/>字段名称_<text:span text:style-name="T5">3</text:span>:部门 <text:s text:c="3"/>标签类型：文本框 必填</text:p>
      <text:p text:style-name="P15"><text:tab/><text:tab/><text:tab/><text:tab/>字段名称_<text:span text:style-name="T5">4</text:span>:岗位 <text:s text:c="3"/>标签类型：文本框 必填</text:p>
      <text:p text:style-name="P15"><text:tab/><text:tab/><text:tab/><text:tab/>字段名称_<text:span text:style-name="T7">5</text:span>:<text:bookmark-start text:name="__DdeLink__983_1826826792236"/>姓名<text:bookmark-end text:name="__DdeLink__983_1826826792236"/><text:tab/>标签类型：文本框 必填</text:p>
      <text:p text:style-name="P15"><text:tab/><text:tab/><text:tab/><text:tab/>字段名称_<text:span text:style-name="T7">6</text:span>:技能定位<text:span text:style-name="T13">-专业（业务范围包含的技能） <text:s/></text:span>标签类型：文本框 必填</text:p>
      <text:p text:style-name="P15"><text:tab/><text:tab/><text:tab/><text:tab/>字段名称_<text:span text:style-name="T7">7</text:span>:<text:bookmark-start text:name="__DdeLink__991_1826826792236"/>小<text:bookmark-end text:name="__DdeLink__991_1826826792236"/>项主项技能等级 <text:s text:c="3"/>标签类型：文本框 必填</text:p>
      <text:p text:style-name="P15"><text:tab/><text:tab/><text:tab/><text:tab/>字段名称_<text:span text:style-name="T8">8</text:span>:转正技能等级 <text:s text:c="6"/>标签类型：文本框 必填</text:p>
      <text:p text:style-name="P15"><text:tab/><text:tab/><text:tab/><text:tab/>字段名称_<text:span text:style-name="T8">9</text:span>:转正时间 <text:s text:c="9"/>标签类型：日期框 必填</text:p>
      <text:p text:style-name="P15"><text:tab/><text:tab/><text:tab/><text:tab/>字段名称_<text:span text:style-name="T8">10</text:span>:获取时间 <text:s text:c="8"/>标签类型：日期框 必填</text:p>
      <text:p text:style-name="P15"><text:tab/><text:tab/><text:tab/><text:tab/>字段名称_<text:span text:style-name="T8">11</text:span>:已晋升次数 <text:s text:c="7"/>标签类型：数值框 必填</text:p>
      <text:p text:style-name="P15"><text:tab/><text:tab/><text:tab/><text:tab/>字段名称_<text:span text:style-name="T8">12</text:span>:<text:bookmark-start text:name="__DdeLink__983_18268267922126"/>主项<text:bookmark-end text:name="__DdeLink__983_18268267922126"/>/小项（是否为主项） <text:s/>标签类型：文本框 必填</text:p>
      <text:p text:style-name="P15"><text:span text:style-name="T18"><text:tab/><text:tab/><text:tab/><text:tab/>字段名称_</text:span><text:span text:style-name="T19">13</text:span><text:span text:style-name="T18">:小项顺</text:span><text:bookmark-start text:name="__DdeLink__991_18268267922136"/><text:span text:style-name="T18">序</text:span><text:bookmark-end text:name="__DdeLink__991_18268267922136"/><text:span text:style-name="T18"> <text:s text:c="7"/>标签类型：文本框 必填</text:span></text:p>
      <text:p text:style-name="P1"/>
      <text:p text:style-name="P1"><text:tab/><text:tab/><text:tab/>功能名字_<text:span text:style-name="T4">4</text:span>:删除 <text:s/>功能类型:</text:p>
      <text:p text:style-name="P1"/>
      <text:p text:style-name="P8"><text:tab/><text:tab/> 导航名_<text:span text:style-name="T14">4</text:span>:<text:bookmark-start text:name="__DdeLink__1069_1713367133"/>技能<text:bookmark-end text:name="__DdeLink__1069_1713367133"/>晋升申请</text:p>
      <text:p text:style-name="P8"><text:tab/><text:tab/><text:tab/>功能名字_1:列表 <text:s/>功能类型:网格 (有网格/树形/编辑可选)</text:p>
      <text:p text:style-name="P8"><text:tab/><text:tab/><text:tab/><text:tab/><text:bookmark-start text:name="__DdeLink__1277_581673998211"/>字段名称_<text:span text:style-name="T1">1</text:span>:地区</text:p>
      <text:p text:style-name="P8"><text:tab/><text:tab/><text:tab/><text:tab/>字段名称_<text:span text:style-name="T1">2</text:span>:部门/项目组</text:p>
      <text:p text:style-name="P8"><text:tab/><text:tab/><text:tab/><text:tab/>字段名称_<text:span text:style-name="T5">3</text:span>:岗位</text:p>
      <text:p text:style-name="P8"><text:tab/><text:tab/><text:tab/><text:tab/>字段名称_<text:span text:style-name="T5">4</text:span>:姓名</text:p>
      <text:p text:style-name="P8"><text:tab/><text:tab/><text:tab/><text:tab/>字段名称_<text:span text:style-name="T7">5</text:span>:<text:bookmark-start text:name="__DdeLink__983_1826826792233"/>技能<text:bookmark-end text:name="__DdeLink__983_1826826792233"/>定位<text:span text:style-name="T15">-专业</text:span><text:tab/></text:p>
      <text:p text:style-name="P8"><text:tab/><text:tab/><text:tab/><text:tab/>字段名称_<text:span text:style-name="T7">6</text:span>:主项/小项</text:p>
      <text:p text:style-name="P8"><text:tab/><text:tab/><text:tab/><text:tab/>字段名称_<text:span text:style-name="T7">7</text:span>:申请考试/晋升时间</text:p>
      <text:p text:style-name="P8"><text:tab/><text:tab/><text:tab/><text:tab/>字段名称_<text:span text:style-name="T8">8</text:span>:转正技能等级</text:p>
      <text:p text:style-name="P8"><text:tab/><text:tab/><text:tab/><text:tab/>字段名称_<text:span text:style-name="T8">9</text:span>:转正时间</text:p>
      <text:p text:style-name="P8"><text:tab/><text:tab/><text:tab/><text:tab/>字段名称_<text:span text:style-name="T8">10</text:span>:当前技能等级</text:p>
      <text:p text:style-name="P8"><text:tab/><text:tab/><text:tab/><text:tab/>字段名称_<text:span text:style-name="T8">11</text:span>:获取时间</text:p>
      <text:p text:style-name="P8"><text:tab/><text:tab/><text:tab/><text:tab/>字段名称_<text:span text:style-name="T8">12</text:span>:已晋升次数</text:p>
      <text:p text:style-name="P8"><text:soft-page-break/><text:tab/><text:tab/><text:tab/><text:tab/>字段名称_<text:span text:style-name="T8">13</text:span>:本次晋升等级</text:p>
      <text:p text:style-name="P8"/>
      <text:p text:style-name="P9"><text:tab/><text:tab/><text:tab/><text:tab/>字段名称_<text:span text:style-name="T16">14</text:span>:是否达到课时完成量</text:p>
      <text:p text:style-name="P9"><text:tab/><text:tab/><text:tab/><text:tab/>字段名称_<text:span text:style-name="T16">15</text:span>:技能水平等级考试成绩</text:p>
      <text:p text:style-name="P26"><text:tab/><text:tab/><text:tab/><text:tab/>字段名称_<text:span text:style-name="T16">16</text:span>:阶段</text:p>
      <text:p text:style-name="P9"/>
      <text:p text:style-name="P87"><text:tab/><text:tab/><text:tab/><text:tab/>字段名称_<text:span text:style-name="T29">17</text:span>:模块负责人审核意见 <text:s text:c="8"/></text:p>
      <text:p text:style-name="P22"><text:tab/><text:tab/><text:tab/><text:tab/>字段名称_<text:span text:style-name="T8">17</text:span>:运营商务部预算模块审核意见 </text:p>
      <text:p text:style-name="P22"><text:tab/><text:tab/><text:tab/><text:tab/>字段名称_<text:span text:style-name="T8">18</text:span>:项目经理审核意见 <text:s text:c="5"/></text:p>
      <text:p text:style-name="P22"><text:tab/><text:tab/><text:tab/><text:tab/>字段名称_<text:span text:style-name="T8">19</text:span>:综合资源部规划模块审核意见 <text:s text:c="3"/></text:p>
      <text:p text:style-name="P22"><text:tab/><text:tab/><text:tab/><text:tab/>字段名称_<text:span text:style-name="T29">20</text:span>:总经办审核意见 <text:s text:c="2"/></text:p>
      <text:p text:style-name="P10"><text:tab/><text:tab/><text:tab/><text:tab/>字段名称_<text:span text:style-name="T29">21</text:span>:审核状<text:bookmark-end text:name="__DdeLink__1277_581673998211"/>态（审核中/通过/不通过）</text:p>
      <text:p text:style-name="P8"><text:tab/><text:tab/><text:tab/><text:tab/></text:p>
      <text:p text:style-name="P8"><text:tab/><text:tab/><text:tab/><text:tab/><text:tab/><text:tab/><text:tab/></text:p>
      <text:p text:style-name="P8"><text:tab/><text:tab/><text:tab/>功能名字_<text:span text:style-name="T3">2:申请晋升</text:span> <text:s/>功能类型:编辑 (有网格/树形/编辑可选）</text:p>
      <text:p text:style-name="P16"><text:tab/><text:tab/><text:tab/><text:tab/>字段名称_<text:span text:style-name="T1">1</text:span>:地区 <text:s text:c="10"/>标签类型：文本框 必填</text:p>
      <text:p text:style-name="P19"><text:tab/><text:tab/><text:tab/><text:tab/>字段名称_<text:span text:style-name="T1">2</text:span>:部门/项目组 <text:s text:c="4"/>标签类型：文本框 必填</text:p>
      <text:p text:style-name="P19"><text:tab/><text:tab/><text:tab/><text:tab/>字段名称_<text:span text:style-name="T5">3</text:span>:岗位 <text:s text:c="10"/><text:span text:style-name="T18">标签类型：文本框 必填</text:span></text:p>
      <text:p text:style-name="P19"><text:tab/><text:tab/><text:tab/><text:tab/>字段名称_<text:span text:style-name="T5">4</text:span>:姓名 <text:s text:c="10"/>标签类型：文本框 必填 </text:p>
      <text:p text:style-name="P19"><text:tab/><text:tab/><text:tab/><text:tab/>字段名称_<text:span text:style-name="T7">5</text:span>:<text:bookmark-start text:name="__DdeLink__983_18268267922331"/>技能<text:bookmark-end text:name="__DdeLink__983_18268267922331"/>定位<text:span text:style-name="T15">-专业</text:span><text:tab/> 标签类型：文本框 必填</text:p>
      <text:p text:style-name="P19"><text:tab/><text:tab/><text:tab/><text:tab/>字段名称_<text:span text:style-name="T7">6</text:span>:主项/小项 <text:s text:c="9"/>标签类型：下拉框（是/否） 必填</text:p>
      <text:p text:style-name="P19"><text:tab/><text:tab/><text:tab/><text:tab/>字段名称_<text:span text:style-name="T7">7</text:span>:申请考试/晋升时间 <text:s text:c="4"/>标签类型：文本框 必填</text:p>
      <text:p text:style-name="P19"><text:tab/><text:tab/><text:tab/><text:tab/>字段名称_<text:span text:style-name="T8">8</text:span>:转正技能等级 <text:s text:c="7"/>标签类型：文本框 必填</text:p>
      <text:p text:style-name="P19"><text:tab/><text:tab/><text:tab/><text:tab/>字段名称_<text:span text:style-name="T8">9</text:span>:转正时间 <text:s text:c="9"/>标签类型：日期框 必填</text:p>
      <text:p text:style-name="P19"><text:tab/><text:tab/><text:tab/><text:tab/>字段名称_<text:span text:style-name="T8">10</text:span>:当前技能等级 <text:s text:c="6"/>标签类型：文本框 必填</text:p>
      <text:p text:style-name="P19"><text:tab/><text:tab/><text:tab/><text:tab/>字段名称_<text:span text:style-name="T8">11</text:span>:获取时间 <text:s text:c="8"/>标签类型：日期框 必填</text:p>
      <text:p text:style-name="P19"><text:tab/><text:tab/><text:tab/><text:tab/>字段名称_<text:span text:style-name="T8">12</text:span>:已晋升次数 <text:s text:c="4"/>标签类型：数值框 必填</text:p>
      <text:p text:style-name="P19"><text:tab/><text:tab/><text:tab/><text:tab/>字段名称_<text:span text:style-name="T8">13</text:span>:本次晋升等级 <text:s text:c="3"/>标签类型：文本框 必填</text:p>
      <text:p text:style-name="P22"><text:tab/><text:tab/><text:tab/><text:tab/></text:p>
      <text:p text:style-name="P16"/>
      <text:p text:style-name="P18"><text:tab/><text:tab/><text:tab/>功能名字_<text:span text:style-name="T21">3:综合素养补充</text:span> <text:s/>功能类型:编辑 (有网格/树形/编辑可选）</text:p>
      <text:p text:style-name="P20"><text:tab/><text:tab/><text:tab/><text:tab/>字段名称_<text:span text:style-name="T1">1</text:span>:是否达到课时完成量 <text:s text:c="3"/>标签类型：下拉框（是/否） 必填</text:p>
      <text:p text:style-name="P20"><text:tab/><text:tab/><text:tab/><text:tab/>字段名称_<text:span text:style-name="T1">2</text:span>:技能水平等级考试成绩 标签类型：数值框 必填</text:p>
      <text:p text:style-name="P20"><text:tab/></text:p>
      <text:p text:style-name="P21"><text:tab/><text:tab/><text:tab/>功能名字_<text:span text:style-name="T22">4:负责人审核</text:span> <text:s/>功能类型:</text:p>
      <text:p text:style-name="P83"><text:span text:style-name="T27"><text:tab/><text:tab/><text:tab/><text:tab/>字段名称_</text:span><text:span text:style-name="T28">1</text:span><text:span text:style-name="T27">:</text:span><text:span text:style-name="T24">模块负责人审核意见 <text:s/></text:span></text:p>
      <text:p text:style-name="P85"/>
      <text:p text:style-name="P21"/>
      <text:p text:style-name="P21"><text:tab/><text:tab/><text:tab/>功能名字_<text:span text:style-name="T22">5:预算审核</text:span> <text:s/>功能类型:</text:p>
      <text:p text:style-name="P23"><text:tab/><text:tab/><text:tab/><text:tab/>字段名称_<text:span text:style-name="T1">1</text:span>:运营商务部预算模块审核意见 </text:p>
      <text:p text:style-name="P21"/>
      <text:p text:style-name="P21"><text:tab/><text:tab/><text:tab/>功能名字_<text:span text:style-name="T22">6:项目经理审核</text:span> 功能类型:</text:p>
      <text:p text:style-name="P23"><text:tab/><text:tab/><text:tab/><text:tab/>字段名称_<text:span text:style-name="T1">1</text:span>:项目经理审核意见 <text:s text:c="5"/></text:p>
      <text:p text:style-name="P21"/>
      <text:p text:style-name="P21"><text:tab/><text:tab/><text:tab/>功能名字_<text:span text:style-name="T22">7:规划模块审核</text:span> <text:s/>功能类型:</text:p>
      <text:p text:style-name="P23"><text:tab/><text:tab/><text:tab/><text:tab/>字段名称_<text:span text:style-name="T1">1</text:span>:综合资源部规划模块审核意见 <text:s text:c="2"/></text:p>
      <text:p text:style-name="P23"/>
      <text:p text:style-name="P21"><text:tab/><text:tab/><text:tab/>功能名字_<text:span text:style-name="T22">8:总经办审核</text:span> <text:s/>功能类型:</text:p>
      <text:p text:style-name="P26"><text:tab/><text:tab/><text:tab/><text:tab/>字段名称_<text:span text:style-name="T1">1</text:span>:总经办审核意见 <text:s/></text:p>
      <text:p text:style-name="P26"><text:tab/><text:tab/><text:tab/><text:tab/>字段名称_<text:span text:style-name="T33">2</text:span>:审核状态 <text:s/></text:p>
      <text:p text:style-name="P16"><text:tab/><text:tab/><text:tab/></text:p>
      <text:p text:style-name="P16"/>
      <text:p text:style-name="P8"><text:tab/><text:tab/> 导航名_<text:span text:style-name="T17">5</text:span>:员工已晋升情况</text:p>
      <text:p text:style-name="P8"><text:tab/><text:tab/><text:tab/>功能名字_1:列表 <text:s/>功能类型:网格 (有网格/树形/编辑可选)</text:p>
      <text:p text:style-name="P8"><text:tab/><text:tab/><text:tab/><text:tab/><text:bookmark-start text:name="__DdeLink__1277_581673998212"/>字段名称_<text:span text:style-name="T1">1</text:span>:部门</text:p>
      <text:p text:style-name="P8"><text:tab/><text:tab/><text:tab/><text:tab/>字段名称_<text:span text:style-name="T1">2</text:span>:项目组</text:p>
      <text:p text:style-name="P8"><text:tab/><text:tab/><text:tab/><text:tab/>字段名称_<text:span text:style-name="T5">3</text:span>:姓名</text:p>
      <text:p text:style-name="P8"><text:tab/><text:tab/><text:tab/><text:tab/>字段名称_<text:span text:style-name="T5">4</text:span>:岗位</text:p>
      <text:p text:style-name="P8"><text:tab/><text:tab/><text:tab/><text:tab/>字段名称_<text:span text:style-name="T7">5</text:span>:<text:bookmark-start text:name="__DdeLink__983_1826826792234"/>渠道<text:bookmark-end text:name="__DdeLink__983_1826826792234"/><text:tab/></text:p>
      <text:p text:style-name="P8"><text:tab/><text:tab/><text:tab/><text:tab/>字段名称_<text:span text:style-name="T7">6</text:span>:时间</text:p>
      <text:p text:style-name="P8"><text:soft-page-break/><text:tab/><text:tab/><text:tab/><text:tab/>字段名称_<text:span text:style-name="T7">7</text:span>:晋升前（不包括各项补助）</text:p>
      <text:p text:style-name="P8"><text:tab/><text:tab/><text:tab/><text:tab/>字段名称_<text:span text:style-name="T8">8</text:span>:晋升后（不包括各项补助）</text:p>
      <text:p text:style-name="P28"><text:tab/><text:tab/><text:tab/><text:tab/>字段名称_<text:span text:style-name="T8">9</text:span>:幅度<text:span text:style-name="T35">(晋升后-晋升前)</text:span></text:p>
      <text:p text:style-name="P8"><text:tab/><text:tab/><text:tab/><text:tab/>字段名称_<text:span text:style-name="T8">10</text:span>:总幅度</text:p>
      <text:p text:style-name="P8"><text:tab/><text:tab/><text:tab/><text:tab/>字段名称_<text:span text:style-name="T8">11</text:span>:状态</text:p>
      <text:p text:style-name="P8"><text:tab/><text:tab/><text:tab/><text:tab/><text:bookmark-end text:name="__DdeLink__1277_581673998212"/></text:p>
      <text:p text:style-name="P8"><text:tab/><text:tab/><text:tab/><text:tab/><text:tab/><text:tab/><text:tab/></text:p>
      <text:p text:style-name="P8"><text:tab/><text:tab/><text:tab/>功能名字_<text:span text:style-name="T3">2</text:span>:添加 <text:s/>功能类型:编辑 (有网格/树形/编辑可选）</text:p>
      <text:p text:style-name="P17"><text:tab/><text:tab/><text:tab/><text:tab/>字段名称_<text:span text:style-name="T1">1</text:span>:部门 <text:s text:c="6"/>标签类型：文本框 必填</text:p>
      <text:p text:style-name="P30"><text:tab/><text:tab/><text:tab/><text:tab/>字段名称_<text:span text:style-name="T1">2</text:span>:项目组 <text:s text:c="5"/>标签类型：文本框 必填</text:p>
      <text:p text:style-name="P30"><text:tab/><text:tab/><text:tab/><text:tab/>字段名称_<text:span text:style-name="T5">3</text:span>:姓名 <text:s text:c="9"/>标签类型：文本框 必填</text:p>
      <text:p text:style-name="P30"><text:tab/><text:tab/><text:tab/><text:tab/>字段名称_<text:span text:style-name="T5">4</text:span>:岗位 <text:s text:c="10"/>标签类型：文本框 必填</text:p>
      <text:p text:style-name="P30"><text:tab/><text:tab/><text:tab/><text:tab/>字段名称_<text:span text:style-name="T7">5</text:span>:<text:bookmark-start text:name="__DdeLink__983_18268267922341"/>渠道<text:bookmark-end text:name="__DdeLink__983_18268267922341"/><text:tab/> <text:s text:c="10"/>标签类型：文本框 必填</text:p>
      <text:p text:style-name="P30"><text:tab/><text:tab/><text:tab/><text:tab/>字段名称_<text:span text:style-name="T7">6</text:span>:时间 <text:s text:c="11"/>标签类型：日期框 必填</text:p>
      <text:p text:style-name="P30"><text:tab/><text:tab/><text:tab/><text:tab/>字段名称_<text:span text:style-name="T7">7</text:span>:晋升前（不包括各项补助） <text:s/>标签类型：数值框 必填</text:p>
      <text:p text:style-name="P30"><text:tab/><text:tab/><text:tab/><text:tab/>字段名称_<text:span text:style-name="T8">8</text:span>:晋升后（不包括各项补助） <text:s text:c="2"/>标签类型：数值框 必填</text:p>
      <text:p text:style-name="P30"><text:tab/><text:tab/><text:tab/><text:tab/>字段名称_<text:span text:style-name="T8">10</text:span>:总幅度 <text:s text:c="11"/>标签类型：数值框 必填</text:p>
      <text:p text:style-name="P30"><text:tab/><text:tab/><text:tab/><text:tab/>字段名称_<text:span text:style-name="T8">11</text:span>:状态 <text:s text:c="12"/>标签类型：下拉框（审核中/通过/不通过） 必填</text:p>
      <text:p text:style-name="P1"><text:tab/><text:tab/><text:tab/></text:p>
      <text:p text:style-name="P17"><text:tab/><text:tab/><text:tab/>功能名字_<text:span text:style-name="T4">3</text:span>:编辑 <text:s/>功能类型:编辑 (有网格/树形/编辑可选)</text:p>
      <text:p text:style-name="P31"><text:tab/><text:tab/><text:tab/><text:tab/>字段名称_<text:span text:style-name="T1">1</text:span>:部门 <text:s text:c="6"/>标签类型：文本框 必填</text:p>
      <text:p text:style-name="P31"><text:tab/><text:tab/><text:tab/><text:tab/>字段名称_<text:span text:style-name="T1">2</text:span>:项目组 <text:s text:c="5"/>标签类型：文本框 必填</text:p>
      <text:p text:style-name="P31"><text:tab/><text:tab/><text:tab/><text:tab/>字段名称_<text:span text:style-name="T5">3</text:span>:姓名 <text:s text:c="9"/>标签类型：文本框 必填</text:p>
      <text:p text:style-name="P31"><text:tab/><text:tab/><text:tab/><text:tab/>字段名称_<text:span text:style-name="T5">4</text:span>:岗位 <text:s text:c="10"/>标签类型：文本框 必填</text:p>
      <text:p text:style-name="P31"><text:tab/><text:tab/><text:tab/><text:tab/>字段名称_<text:span text:style-name="T7">5</text:span>:<text:bookmark-start text:name="__DdeLink__983_182682679223411"/>渠道<text:bookmark-end text:name="__DdeLink__983_182682679223411"/><text:tab/> <text:s text:c="10"/>标签类型：文本框 必填</text:p>
      <text:p text:style-name="P31"><text:tab/><text:tab/><text:tab/><text:tab/>字段名称_<text:span text:style-name="T7">6</text:span>:时间 <text:s text:c="11"/>标签类型：日期框 必填</text:p>
      <text:p text:style-name="P31"><text:tab/><text:tab/><text:tab/><text:tab/>字段名称_<text:span text:style-name="T7">7</text:span>:晋升前（不包括各项补助） <text:s/>标签类型：数值框 必填</text:p>
      <text:p text:style-name="P31"><text:tab/><text:tab/><text:tab/><text:tab/>字段名称_<text:span text:style-name="T8">8</text:span>:晋升后（不包括各项补助） <text:s text:c="2"/>标签类型：数值框 必填</text:p>
      <text:p text:style-name="P31"><text:tab/><text:tab/><text:tab/><text:tab/>字段名称_<text:span text:style-name="T8">10</text:span>:总幅度 <text:s text:c="11"/>标签类型：数值框 必填</text:p>
      <text:p text:style-name="P31"><text:tab/><text:tab/><text:tab/><text:tab/>字段名称_<text:span text:style-name="T8">11</text:span>:状态 <text:s text:c="12"/>标签类型：下拉框（审核中/通过/不通过） 必填</text:p>
      <text:p text:style-name="P17"/>
      <text:p text:style-name="P24"><text:tab/><text:tab/><text:tab/>功能名字_<text:span text:style-name="T30">4</text:span>:删除 功能类型:<text:tab/></text:p>
      <text:p text:style-name="P24"/>
      <text:p text:style-name="P25"><text:tab/><text:tab/><text:tab/>功能名字_<text:span text:style-name="T31">5</text:span>:搜索 <text:s/>功能类型:</text:p>
      <text:p text:style-name="P25"/>
      <text:p text:style-name="P25"><text:tab/><text:tab/><text:tab/><text:tab/>字段名称_<text:span text:style-name="T32">1</text:span>:姓名</text:p>
      <text:p text:style-name="P25"><text:tab/><text:tab/><text:tab/><text:tab/>字段名称_<text:span text:style-name="T32">2</text:span>:时间</text:p>
      <text:p text:style-name="P25"><text:tab/><text:tab/><text:tab/><text:tab/>字段名称_<text:span text:style-name="T32">3</text:span>:<text:bookmark-start text:name="__DdeLink__983_182682679223412"/>状态<text:bookmark-end text:name="__DdeLink__983_182682679223412"/><text:tab/></text:p>
      <text:p text:style-name="P25"/>
      <text:p text:style-name="P29"><text:tab/><text:tab/><text:tab/>功能名字_<text:span text:style-name="T36">6</text:span>:汇总 <text:s/>功能类型:</text:p>
      <text:p text:style-name="P29"><text:tab/><text:tab/><text:tab/><text:tab/>字段名称_<text:span text:style-name="T32">1</text:span>:姓名</text:p>
      <text:p text:style-name="P29"><text:tab/><text:tab/><text:tab/><text:tab/>字段名称_<text:span text:style-name="T32">2</text:span>:时间</text:p>
      <text:p text:style-name="P29"><text:tab/><text:tab/><text:tab/><text:tab/>字段名称_<text:span text:style-name="T32">3</text:span>:<text:bookmark-start text:name="__DdeLink__983_1826826792234121"/>状态<text:bookmark-end text:name="__DdeLink__983_1826826792234121"/><text:tab/></text:p>
      <text:p text:style-name="P29">表头为 ：部门/姓名/岗位/渠道/时间/晋升前（不包括各项补助）/晋升后（不包括各项补助）/幅度/总幅度/状态</text:p>
      <text:p text:style-name="P29"/>
      <text:p text:style-name="P25"><text:tab/><text:tab/><text:tab/><text:tab/><text:tab/></text:p>
      <text:p text:style-name="P57">2017.08.23修改:</text:p>
      <text:p text:style-name="P58"><text:tab/><text:tab/><text:span text:style-name="T37">导航名_1:</text:span><text:bookmark-start text:name="__DdeLink__738_2881525942"/><text:span text:style-name="T37">技能</text:span><text:bookmark-end text:name="__DdeLink__738_2881525942"/><text:span text:style-name="T37">定级</text:span></text:p>
      <text:p text:style-name="P88"><text:tab/><text:tab/><text:tab/>功能名字_1:添加 <text:s/>功能类型:</text:p>
      <text:p text:style-name="P32"><text:tab/><text:tab/><text:tab/><text:tab/>字段名称_<text:span text:style-name="T1">1</text:span>:<text:bookmark-start text:name="__DdeLink__740_2881525943"/>体系<text:bookmark-end text:name="__DdeLink__740_2881525943"/> <text:s text:c="5"/>标签类型:手填下拉 必填</text:p>
      <text:p text:style-name="P33"><text:tab/><text:tab/><text:tab/>功能名字_1:编辑 <text:s/>功能类型:</text:p>
      <text:p text:style-name="P33"><text:tab/><text:tab/><text:tab/><text:tab/>字段名称_<text:span text:style-name="T1">1</text:span>:<text:bookmark-start text:name="__DdeLink__740_28815259431"/>体系<text:bookmark-end text:name="__DdeLink__740_28815259431"/> <text:s text:c="5"/>标签类型:手填下拉 必填</text:p>
      <text:p text:style-name="P34"><text:tab/><text:tab/>导航名_<text:span text:style-name="T11">2</text:span>:<text:bookmark-start text:name="__DdeLink__1059_17133671331"/><text:bookmark-start text:name="__DdeLink__738_28815259411"/>员工<text:bookmark-end text:name="__DdeLink__738_28815259411"/>职能定级<text:bookmark-end text:name="__DdeLink__1059_17133671331"/></text:p>
      <text:p text:style-name="P34"><text:tab/><text:tab/><text:tab/>功能名字_<text:span text:style-name="T3">2</text:span>:添加 <text:s/>功能类型:</text:p>
      <text:p text:style-name="P36"><text:tab/><text:tab/><text:tab/><text:tab/>字段名称_<text:span text:style-name="T1">1</text:span>:<text:bookmark-start text:name="__DdeLink__740_28815259443111"/>地区<text:bookmark-end text:name="__DdeLink__740_28815259443111"/> <text:s text:c="11"/>标签类型：手填下拉框 必填 <text:span text:style-name="T40">(</text:span><text:span text:style-name="T20">overviewskilllevel/v1/findArea</text:span><text:span text:style-name="T40">)</text:span></text:p>
      <text:p text:style-name="P36"><text:tab/><text:tab/><text:tab/><text:tab/>字段名称_<text:span text:style-name="T2">2</text:span>:<text:bookmark-start text:name="__DdeLink__740_288152594133111"/>体系<text:bookmark-end text:name="__DdeLink__740_288152594133111"/> <text:s text:c="11"/>标签类型：手填下拉框 必填<text:span text:style-name="T18"> </text:span><text:span text:style-name="T20">(overviewskilllevel/v1/hierarchy)</text:span></text:p>
      <text:p text:style-name="P36"><text:soft-page-break/><text:tab/><text:tab/><text:tab/><text:tab/>字段名称_<text:span text:style-name="T2">3</text:span>:部门/项目组 <text:s text:c="5"/>标签类型：手填下拉框 必填<text:span text:style-name="T20">(overviewskilllevel/v1/department)</text:span></text:p>
      <text:p text:style-name="P35"><text:tab/><text:tab/><text:tab/><text:tab/>字段名称_<text:span text:style-name="T2">4</text:span>:岗位 <text:s text:c="11"/>标签类型：手填下拉框 必填</text:p>
      <text:p text:style-name="P62">(<text:span text:style-name="T18">overviewskilllevel/v1/position</text:span>)</text:p>
      <text:p text:style-name="P36"><text:tab/><text:tab/><text:tab/><text:tab/>字段名称_<text:span text:style-name="T2">5</text:span>:姓名 <text:s text:c="10"/>标签类型：手填下拉框 必填 <text:span text:style-name="T20">(overviewskilllevel/v1/user)</text:span></text:p>
      <text:p text:style-name="P34"><text:tab/><text:tab/><text:tab/><text:tab/>字段名称_<text:span text:style-name="T2">6</text:span>:入职时间<text:tab/><text:tab/> <text:s text:c="2"/>标签类型：日期框 必填<text:span text:style-name="T38">(根据姓名获取入职时间)</text:span></text:p>
      <text:p text:style-name="P65">(<text:span text:style-name="T18">employeefunctionlevel/v1/entryTime</text:span>)</text:p>
      <text:p text:style-name="P34"><text:tab/><text:tab/><text:tab/><text:tab/>字段名称_<text:span text:style-name="T8">10</text:span>:转正时间 <text:s text:c="6"/>标签类型：日期框 必填<text:span text:style-name="T39">(根据姓名获取转正时间)</text:span></text:p>
      <text:p text:style-name="P59">(<text:span text:style-name="T18">overviewskilllevel/v1/time</text:span>)</text:p>
      <text:p text:style-name="P60"><text:tab/><text:tab/><text:span text:style-name="T37">功能名字_2:编辑 <text:s/>功能类型:(编辑同上)</text:span></text:p>
      <text:p text:style-name="P60"/>
      <text:p text:style-name="P61"><text:tab/><text:span text:style-name="T37">导航名_3:技能等级情况概览</text:span></text:p>
      <text:p text:style-name="P61"><text:tab/><text:tab/><text:span text:style-name="T37">功能名字_2:添加 <text:s/>功能类型:</text:span></text:p>
      <text:p text:style-name="P37"><text:tab/><text:tab/><text:tab/><text:tab/>字段名称_<text:span text:style-name="T1">1</text:span>:<text:bookmark-start text:name="__DdeLink__740_288152594431111"/>地区<text:bookmark-end text:name="__DdeLink__740_288152594431111"/> <text:s text:c="11"/>标签类型：手填下拉框 必填 <text:span text:style-name="T40">(</text:span><text:span text:style-name="T20">overviewskilllevel/v1/findArea</text:span><text:span text:style-name="T40">)</text:span></text:p>
      <text:p text:style-name="P37"><text:tab/><text:tab/><text:tab/><text:tab/>字段名称_<text:span text:style-name="T2">2</text:span>:<text:bookmark-start text:name="__DdeLink__740_2881525941331111"/>体系<text:bookmark-end text:name="__DdeLink__740_2881525941331111"/> <text:s text:c="11"/>标签类型：手填下拉框 必填<text:span text:style-name="T18"> </text:span><text:span text:style-name="T20">(overviewskilllevel/v1/hierarchy)</text:span></text:p>
      <text:p text:style-name="P37"><text:tab/><text:tab/><text:tab/><text:tab/>字段名称_<text:span text:style-name="T2">3</text:span>:部门/项目组 <text:s text:c="5"/>标签类型：手填下拉框 必填<text:span text:style-name="T20">(overviewskilllevel/v1/department)</text:span></text:p>
      <text:p text:style-name="P37"><text:tab/><text:tab/><text:tab/><text:tab/>字段名称_<text:span text:style-name="T2">4</text:span>:岗位 <text:s text:c="11"/>标签类型：手填下拉框 必填</text:p>
      <text:p text:style-name="P63">(<text:span text:style-name="T18">overviewskilllevel/v1/position</text:span>)</text:p>
      <text:p text:style-name="P37"><text:tab/><text:tab/><text:tab/><text:tab/>字段名称_<text:span text:style-name="T2">5</text:span>:姓名 <text:s text:c="10"/>标签类型：手填下拉框 必填 <text:span text:style-name="T20">(overviewskilllevel/v1/user)</text:span></text:p>
      <text:p text:style-name="P37"><text:tab/><text:tab/><text:tab/><text:tab/>字段名称_<text:span text:style-name="T8">10</text:span>:转正时间 <text:s text:c="6"/>标签类型：日期框 必填<text:span text:style-name="T39">(根据姓名获取转正时间)</text:span></text:p>
      <text:p text:style-name="P61">(<text:span text:style-name="T18">overviewskilllevel/v1/time</text:span>)</text:p>
      <text:p text:style-name="P61"><text:tab/><text:tab/><text:span text:style-name="T37">功能名字_2:编辑 <text:s/>功能类型:(编辑同上)</text:span></text:p>
      <text:p text:style-name="P61"/>
      <text:p text:style-name="P89"><text:s/>导航名_<text:span text:style-name="T14">4</text:span>:<text:bookmark-start text:name="__DdeLink__1069_17133671331"/>技能<text:bookmark-end text:name="__DdeLink__1069_17133671331"/>晋升申请</text:p>
      <text:p text:style-name="P38"><text:tab/><text:tab/><text:tab/>功能名字_1:添加 <text:s/>功能类型:网格 (有网格/树形/编辑可选)</text:p>
      <text:p text:style-name="P38"><text:tab/><text:tab/><text:tab/><text:tab/>功能名字_2:添加 <text:s/>功能类型:</text:p>
      <text:p text:style-name="P38"><text:tab/><text:tab/><text:tab/><text:tab/>字段名称_<text:span text:style-name="T1">1</text:span>:<text:bookmark-start text:name="__DdeLink__740_2881525944311111"/>地区<text:bookmark-end text:name="__DdeLink__740_2881525944311111"/> <text:s text:c="11"/>标签类型：手填下拉框 必填 <text:span text:style-name="T40">(</text:span><text:span text:style-name="T20">overviewskilllevel/v1/findArea</text:span><text:span text:style-name="T40">)</text:span></text:p>
      <text:p text:style-name="P38"><text:tab/><text:tab/><text:tab/><text:tab/>字段名称_<text:span text:style-name="T2">3</text:span>:部门/项目组 <text:s text:c="5"/>标签类型：手填下拉框 必填<text:span text:style-name="T20">(overviewskilllevel/v1/department)</text:span></text:p>
      <text:p text:style-name="P38"><text:tab/><text:tab/><text:tab/><text:tab/>字段名称_<text:span text:style-name="T2">4</text:span>:岗位 <text:s text:c="11"/>标签类型：手填下拉框 必填</text:p>
      <text:p text:style-name="P64">(<text:span text:style-name="T18">overviewskilllevel/v1/position</text:span>)</text:p>
      <text:p text:style-name="P38"><text:tab/><text:tab/><text:tab/><text:tab/>字段名称_<text:span text:style-name="T2">5</text:span>:姓名 <text:s text:c="10"/>标签类型：手填下拉框 必填 <text:span text:style-name="T20">(overviewskilllevel/v1/user) </text:span></text:p>
      <text:p text:style-name="P38"><text:tab/><text:tab/><text:tab/><text:tab/>字段名称_<text:span text:style-name="T8">13</text:span>:本次晋升等级 <text:s text:c="3"/>标签类型：手填下拉框 必填 </text:p>
      <text:p text:style-name="P66">(<text:span text:style-name="T18">skillpromotionapply/v1/skill</text:span>)</text:p>
      <text:p text:style-name="P67"><text:tab/><text:tab/><text:tab/><text:span text:style-name="T37">功能名字_2:编辑 <text:s/>功能类型:(编辑同上)</text:span></text:p>
      <text:p text:style-name="P67"/>
      <text:p text:style-name="P67"/>
      <text:p text:style-name="P68">2017.09.09 修改:</text:p>
      <text:p text:style-name="P68"/>
      <text:p text:style-name="P68">修改<text:span text:style-name="T53">表:</text:span></text:p>
      <text:p text:style-name="P80"><text:tab/><text:span text:style-name="T37">导航名_4:</text:span><text:bookmark-start text:name="__DdeLink__1069_17133671332"/><text:span text:style-name="T37">技能</text:span><text:bookmark-end text:name="__DdeLink__1069_17133671332"/><text:span text:style-name="T37">晋升申请</text:span></text:p>
      <text:p text:style-name="P52"><text:tab/><text:tab/><text:tab/>功能名字_1:列表 <text:s/>功能类型:网格 (有网格/树形/编辑可选)</text:p>
      <text:p text:style-name="P52"><text:tab/><text:tab/><text:tab/><text:tab/>字段名称_<text:span text:style-name="T1">1</text:span>:处理状态</text:p>
      <text:p text:style-name="P53"><text:tab/><text:tab/><text:tab/><text:tab/>字段名称_<text:span text:style-name="T56">2</text:span>:晋升时间</text:p>
      <text:p text:style-name="P54"><text:tab/><text:tab/><text:tab/><text:tab/>字段名称_<text:span text:style-name="T56">3</text:span>:是否通过</text:p>
      <text:p text:style-name="P53"><text:tab/><text:tab/><text:tab/><text:tab/>字段名称_<text:span text:style-name="T55">4</text:span>:是否通报结果</text:p>
      <text:p text:style-name="P52"><text:tab/><text:tab/><text:tab/>功能名字_<text:span text:style-name="T53">2</text:span>:添加 <text:s/>功能类型:网格 (有网格/树形/编辑可选)</text:p>
      <text:p text:style-name="P52"><text:tab/><text:tab/><text:tab/><text:tab/>字段名称_<text:span text:style-name="T1">1</text:span>:处理状态 <text:s/>标签类型:下拉<text:span text:style-name="T53">(正在受理/未处理/已完成处理)</text:span></text:p>
      <text:p text:style-name="P52"><text:tab/><text:tab/><text:tab/>编辑同上</text:p>
      <text:p text:style-name="P92"><text:tab/><text:tab/><text:tab/><text:tab/></text:p>
      <text:p text:style-name="P93"><text:tab/><text:tab/><text:tab/>功能名字_<text:span text:style-name="T22">8:总经办审核</text:span> <text:s/>功能类型:</text:p>
      <text:p text:style-name="P53"><text:tab/><text:tab/><text:tab/><text:tab/>字段名称_<text:span text:style-name="T1">1</text:span>:总经办审核意见 <text:s/></text:p>
      <text:p text:style-name="P54"><text:tab/><text:tab/><text:tab/><text:tab/>字段名称_<text:span text:style-name="T33">2</text:span>:审核状态 </text:p>
      <text:p text:style-name="P54"><text:soft-page-break/><text:tab/><text:tab/><text:tab/><text:tab/>字段名称_<text:span text:style-name="T56">3</text:span>:晋升时间 <text:s text:c="3"/>标签类型:日期<text:span text:style-name="T56">框(yyyy-MM-dd)</text:span></text:p>
      <text:p text:style-name="P53"><text:tab/><text:tab/><text:tab/><text:tab/>字段名称_<text:span text:style-name="T56">4</text:span>:是否通过 <text:s text:c="2"/>标签类型:下拉<text:span text:style-name="T54">(是/否)</text:span></text:p>
      <text:p text:style-name="P53"/>
      <text:p text:style-name="P99"><text:tab/><text:tab/>导航名_<text:span text:style-name="T6">3</text:span>:技能等级情况概览</text:p>
      <text:p text:style-name="P99"><text:tab/><text:tab/><text:tab/>功能名字_1:列表 <text:s/>功能类型:网格 (有网格/树形/编辑可选)</text:p>
      <text:p text:style-name="P99"><text:tab/><text:tab/><text:tab/><text:tab/><text:bookmark-start text:name="__DdeLink__1277_581673998213"/>字段名称_<text:span text:style-name="T1">1</text:span>:<text:bookmark-end text:name="__DdeLink__1277_581673998213"/>年份</text:p>
      <text:p text:style-name="P99"><text:tab/><text:tab/><text:tab/><text:tab/>字段名称_<text:span text:style-name="T1">2</text:span>:月份</text:p>
      <text:p text:style-name="P99"><text:tab/><text:tab/><text:tab/><text:tab/>字段名称_<text:span text:style-name="T5">3</text:span>:地区</text:p>
      <text:p text:style-name="P99"><text:tab/><text:tab/><text:tab/><text:tab/>字段名称_<text:span text:style-name="T5">4</text:span>:部门/项目组</text:p>
      <text:p text:style-name="P99"><text:tab/><text:tab/><text:tab/><text:tab/>字段名称_<text:span text:style-name="T7">5</text:span>:<text:bookmark-start text:name="__DdeLink__983_18268267922311"/>岗位<text:bookmark-end text:name="__DdeLink__983_18268267922311"/><text:tab/></text:p>
      <text:p text:style-name="P99"><text:tab/><text:tab/><text:tab/><text:tab/>字段名称_<text:span text:style-name="T7">6</text:span>:岗位层级</text:p>
      <text:p text:style-name="P99"><text:tab/><text:tab/><text:tab/><text:tab/>字段名称_<text:span text:style-name="T7">7</text:span>:<text:bookmark-start text:name="__DdeLink__991_18268267922311"/>入职<text:bookmark-end text:name="__DdeLink__991_18268267922311"/>时间</text:p>
      <text:p text:style-name="P99"><text:tab/><text:tab/><text:tab/><text:tab/>字段名称_<text:span text:style-name="T8">8</text:span>:转正时间</text:p>
      <text:p text:style-name="P99"><text:tab/><text:tab/><text:tab/><text:tab/>字段名称_<text:span text:style-name="T8">9</text:span>:在职时间（月）</text:p>
      <text:p text:style-name="P99"><text:tab/><text:tab/><text:tab/><text:tab/>字段名称_<text:span text:style-name="T8">10</text:span>:技能项</text:p>
      <text:p text:style-name="P100"><text:tab/><text:tab/><text:tab/><text:tab/>字段名称_<text:span text:style-name="T8">11</text:span>:<text:bookmark-start text:name="__DdeLink__983_1826826792212111"/>技能<text:bookmark-end text:name="__DdeLink__983_1826826792212111"/>专业</text:p>
      <text:p text:style-name="P99"><text:tab/><text:tab/><text:tab/><text:tab/>字段名称_<text:span text:style-name="T8">12</text:span>:<text:bookmark-start text:name="__DdeLink__983_182682679221211"/>技能<text:bookmark-end text:name="__DdeLink__983_182682679221211"/>级别</text:p>
      <text:p text:style-name="P100"><text:tab/><text:tab/><text:tab/><text:tab/>字段名称_<text:span text:style-name="T8">13</text:span>:<text:bookmark-start text:name="__DdeLink__991_182682679221311"/>转正<text:bookmark-end text:name="__DdeLink__991_182682679221311"/>技能等级</text:p>
      <text:p text:style-name="P100"><text:tab/><text:tab/><text:tab/><text:tab/>字段名称_<text:span text:style-name="T8">14</text:span>:<text:bookmark-start text:name="__DdeLink__983_1826826792212112"/>获取<text:bookmark-end text:name="__DdeLink__983_1826826792212112"/>时间</text:p>
      <text:p text:style-name="P103"><text:tab/><text:tab/><text:tab/><text:tab/>字段名称_<text:span text:style-name="T8">15</text:span>:<text:bookmark-start text:name="__DdeLink__991_1826826792213111"/>已<text:bookmark-end text:name="__DdeLink__991_1826826792213111"/>晋升次数<text:tab/></text:p>
      <text:p text:style-name="P103"/>
      <text:p text:style-name="P103"><text:tab/><text:tab/>功能名字_<text:span text:style-name="T61">2</text:span>:添加 <text:s/>功能类型:网格 (有网格/树形/编辑可选)</text:p>
      <text:p text:style-name="P101"><text:tab/><text:tab/><text:tab/><text:tab/><text:bookmark-start text:name="__DdeLink__1277_5816739982131"/>字段名称_<text:span text:style-name="T1">1</text:span>:<text:bookmark-end text:name="__DdeLink__1277_5816739982131"/>年份 <text:s text:c="5"/>标签类型：下拉框 必填</text:p>
      <text:p text:style-name="P101"><text:tab/><text:tab/><text:tab/><text:tab/>字段名称_<text:span text:style-name="T1">2</text:span>:月份 <text:s text:c="6"/>标签类型：下拉框（<text:span text:style-name="T63">1~12</text:span>） 必填</text:p>
      <text:p text:style-name="P101"><text:tab/><text:tab/><text:tab/><text:tab/>字段名称_<text:span text:style-name="T5">3</text:span>:地区 <text:s text:c="9"/>标签类型：下拉框 必填</text:p>
      <text:p text:style-name="P101"><text:tab/><text:tab/><text:tab/><text:tab/>字段名称_<text:span text:style-name="T5">4</text:span>:部门/项目组 <text:s text:c="3"/>标签类型：下拉框 必填</text:p>
      <text:p text:style-name="P101"><text:tab/><text:tab/><text:tab/><text:tab/>字段名称_<text:span text:style-name="T7">5</text:span>:<text:bookmark-start text:name="__DdeLink__983_182682679223111"/>岗位<text:bookmark-end text:name="__DdeLink__983_182682679223111"/><text:tab/> <text:s text:c="7"/>标签类型：下拉框 必填</text:p>
      <text:p text:style-name="P101"><text:tab/><text:tab/><text:tab/><text:tab/>字段名称_<text:span text:style-name="T7">6</text:span>:岗位层级 <text:s text:c="9"/>标签类型：下拉框 必填</text:p>
      <text:p text:style-name="P101"><text:tab/><text:tab/><text:tab/><text:tab/>字段名称_<text:span text:style-name="T7">7</text:span>:<text:bookmark-start text:name="__DdeLink__991_182682679223111"/>入职<text:bookmark-end text:name="__DdeLink__991_182682679223111"/>时间 <text:s text:c="3"/>标签类型：日期框（yyyy<text:span text:style-name="T62">-MM-dd</text:span>） 必填</text:p>
      <text:p text:style-name="P102"><text:tab/><text:tab/><text:tab/><text:tab/>字段名称_<text:span text:style-name="T8">8</text:span>:转正时间 <text:s text:c="4"/>标签类型：日期框（yyyy<text:span text:style-name="T62">-MM-dd</text:span>） 必填</text:p>
      <text:p text:style-name="P102"><text:tab/><text:tab/><text:tab/><text:tab/>字段名称_<text:span text:style-name="T8">9</text:span>:在职时间（月） 标签类型：文本框 必填</text:p>
      <text:p text:style-name="P102"><text:tab/><text:tab/><text:tab/><text:tab/>字段名称_<text:span text:style-name="T8">10</text:span>:技能项 <text:s text:c="5"/>标签类型：文本框 必填</text:p>
      <text:p text:style-name="P102"><text:tab/><text:tab/><text:tab/><text:tab/>字段名称_<text:span text:style-name="T8">11</text:span>:<text:bookmark-start text:name="__DdeLink__983_18268267922121111"/>技能<text:bookmark-end text:name="__DdeLink__983_18268267922121111"/>专业 <text:s text:c="7"/>标签类型：文本框 必填</text:p>
      <text:p text:style-name="P102"><text:tab/><text:tab/><text:tab/><text:tab/>字段名称_<text:span text:style-name="T8">12</text:span>:<text:bookmark-start text:name="__DdeLink__983_1826826792212113"/>技能<text:bookmark-end text:name="__DdeLink__983_1826826792212113"/>级别 <text:s text:c="8"/>标签类型：文本框 必填</text:p>
      <text:p text:style-name="P102"><text:tab/><text:tab/><text:tab/><text:tab/>字段名称_<text:span text:style-name="T8">13</text:span>:<text:bookmark-start text:name="__DdeLink__991_1826826792213112"/>转正<text:bookmark-end text:name="__DdeLink__991_1826826792213112"/>技能等级 <text:s text:c="8"/>标签类型：文本框 必填</text:p>
      <text:p text:style-name="P102"><text:tab/><text:tab/><text:tab/><text:tab/>字段名称_<text:span text:style-name="T8">14</text:span>:<text:bookmark-start text:name="__DdeLink__983_18268267922121121"/>获取<text:bookmark-end text:name="__DdeLink__983_18268267922121121"/>时间 <text:s text:c="9"/>标签类型：日期框（yyyy<text:span text:style-name="T62">-MM-dd</text:span>） 必填</text:p>
      <text:p text:style-name="P104"><text:tab/><text:tab/><text:tab/><text:tab/>字段名称_<text:span text:style-name="T8">15</text:span>:<text:bookmark-start text:name="__DdeLink__991_18268267922131111"/>已<text:bookmark-end text:name="__DdeLink__991_18268267922131111"/>晋升次数<text:tab/><text:tab/> 标签类型：数值框 必填<text:tab/></text:p>
      <text:p text:style-name="P104"><text:tab/><text:tab/>编辑同上</text:p>
      <text:p text:style-name="P68">添加表:</text:p>
      <text:p text:style-name="P68"><text:tab/><text:span text:style-name="T37">导航名_</text:span>5<text:span text:style-name="T37">:</text:span><text:bookmark-start text:name="__DdeLink__1069_171336713311"/><text:span text:style-name="T37">各类</text:span><text:bookmark-end text:name="__DdeLink__1069_171336713311"/><text:span text:style-name="T37">交流沟通模板</text:span></text:p>
      <text:p text:style-name="P69"><text:tab/><text:tab/><text:span text:style-name="T37">功能名字_1:列表 <text:s/>功能类型:网格 (有网格/树形/编辑可选)</text:span></text:p>
      <text:p text:style-name="P39"><text:tab/><text:tab/><text:tab/><text:tab/>字段名称_<text:span text:style-name="T1">1</text:span>:模板名称</text:p>
      <text:p text:style-name="P39"><text:tab/><text:tab/><text:tab/><text:tab/>字段名称_<text:span text:style-name="T1">2</text:span>:所属类型</text:p>
      <text:p text:style-name="P39"><text:tab/><text:tab/><text:tab/><text:tab/>字段名称_<text:span text:style-name="T5">3</text:span>:分类</text:p>
      <text:p text:style-name="P39"><text:tab/><text:tab/><text:tab/><text:tab/>字段名称_<text:span text:style-name="T5">4</text:span>:触发字段</text:p>
      <text:p text:style-name="P39"><text:tab/><text:tab/><text:tab/><text:tab/>字段名称_<text:span text:style-name="T7">5</text:span>:<text:bookmark-start text:name="__DdeLink__983_18268267922342"/>标题<text:bookmark-end text:name="__DdeLink__983_18268267922342"/></text:p>
      <text:p text:style-name="P39"><text:tab/><text:tab/><text:tab/><text:tab/>字段名称_<text:span text:style-name="T7">6</text:span>:邮件内容模板</text:p>
      <text:p text:style-name="P39"><text:tab/><text:tab/><text:tab/><text:tab/>字段名称_<text:span text:style-name="T7">7</text:span>:例子</text:p>
      <text:p text:style-name="P39"><text:tab/><text:tab/><text:tab/><text:tab/>字段名称_<text:span text:style-name="T8">8</text:span>:附件</text:p>
      <text:p text:style-name="P39"><text:tab/><text:tab/><text:tab/><text:tab/>字段名称_<text:span text:style-name="T8">9</text:span>:主送对象</text:p>
      <text:p text:style-name="P39"><text:tab/><text:tab/><text:tab/><text:tab/>字段名称_<text:span text:style-name="T8">10</text:span>:抄送对象</text:p>
      <text:p text:style-name="P39"><text:tab/><text:tab/><text:tab/><text:tab/>字段名称_<text:span text:style-name="T8">11</text:span>:途径</text:p>
      <text:p text:style-name="P39"/>
      <text:p text:style-name="P40"><text:tab/><text:tab/>功能名字_<text:span text:style-name="T41">2</text:span>:添加 <text:s/>功能类型:</text:p>
      <text:p text:style-name="P40"><text:tab/><text:tab/><text:tab/><text:tab/>字段名称_<text:span text:style-name="T1">1</text:span>:模板名称 <text:s/>标签类型:文本<text:span text:style-name="T41">框 </text:span></text:p>
      <text:p text:style-name="P40"><text:tab/><text:tab/><text:tab/><text:tab/>字段名称_<text:span text:style-name="T1">2</text:span>:所属类型 <text:s/>标签类型:文本<text:span text:style-name="T41">框 </text:span></text:p>
      <text:p text:style-name="P40"><text:tab/><text:tab/><text:tab/><text:tab/>字段名称_<text:span text:style-name="T5">3</text:span>:分类 <text:s text:c="7"/>标签类型:文本<text:span text:style-name="T41">框</text:span></text:p>
      <text:p text:style-name="P40"><text:tab/><text:tab/><text:tab/><text:tab/>字段名称_<text:span text:style-name="T5">4</text:span>:触发字段 <text:s text:c="4"/>标签类型:文本<text:span text:style-name="T41">框</text:span></text:p>
      <text:p text:style-name="P40"><text:tab/><text:tab/><text:tab/><text:tab/>字段名称_<text:span text:style-name="T7">5</text:span>:<text:bookmark-start text:name="__DdeLink__983_182682679223421"/>标题<text:bookmark-end text:name="__DdeLink__983_182682679223421"/> <text:s text:c="8"/>标签类型:文本<text:span text:style-name="T41">框</text:span></text:p>
      <text:p text:style-name="P40"><text:soft-page-break/><text:tab/><text:tab/><text:tab/><text:tab/>字段名称_<text:span text:style-name="T7">6</text:span>:邮件内容模板 <text:s text:c="2"/>标签类型:大文本</text:p>
      <text:p text:style-name="P40"><text:tab/><text:tab/><text:tab/><text:tab/>字段名称_<text:span text:style-name="T7">7</text:span>:例子 <text:s text:c="8"/>标签类型:文本</text:p>
      <text:p text:style-name="P40"><text:tab/><text:tab/><text:tab/><text:tab/>字段名称_<text:span text:style-name="T8">8</text:span>:附件 <text:s text:c="8"/>标签类型:文本<text:span text:style-name="T42">框</text:span></text:p>
      <text:p text:style-name="P40"><text:tab/><text:tab/><text:tab/><text:tab/>字段名称_<text:span text:style-name="T8">9</text:span>:主送对象 <text:s text:c="2"/>标签类型:文本<text:span text:style-name="T42">框 </text:span></text:p>
      <text:p text:style-name="P41"><text:tab/><text:tab/><text:tab/><text:tab/>字段名称_<text:span text:style-name="T8">10</text:span>:抄送对象 <text:s text:c="2"/>标签类型:文本<text:span text:style-name="T42">框 </text:span></text:p>
      <text:p text:style-name="P41"><text:tab/><text:tab/><text:tab/><text:tab/>字段名称_<text:span text:style-name="T8">11</text:span>:途径 <text:s text:c="9"/>标签类型:文本<text:span text:style-name="T42">框 </text:span></text:p>
      <text:p text:style-name="P68"><text:tab/><text:tab/></text:p>
      <text:p text:style-name="P95"><text:span text:style-name="T37">导航名_6:</text:span><text:bookmark-start text:name="__DdeLink__1069_1713367133111"/><text:span text:style-name="T37">技能</text:span><text:bookmark-end text:name="__DdeLink__1069_1713367133111"/><text:span text:style-name="T37">评定标准</text:span></text:p>
      <text:p text:style-name="P70"><text:tab/><text:tab/><text:span text:style-name="T37">功能名字_1:列表 <text:s/>功能类型:网格 (有网格/树形/编辑可选)</text:span></text:p>
      <text:p text:style-name="P42"><text:tab/><text:tab/><text:tab/><text:tab/>字段名称_<text:span text:style-name="T1">1</text:span>:业务类型</text:p>
      <text:p text:style-name="P42"><text:tab/><text:tab/><text:tab/><text:tab/>字段名称_<text:span text:style-name="T1">2</text:span>:业务方向<text:span text:style-name="T43">-科目</text:span></text:p>
      <text:p text:style-name="P42"><text:tab/><text:tab/><text:tab/><text:tab/>字段名称_<text:span text:style-name="T5">3</text:span>:技能定位<text:span text:style-name="T43">-专业(业务范围包含的技能)</text:span></text:p>
      <text:p text:style-name="P42"><text:tab/><text:tab/><text:tab/><text:tab/>字段名称_<text:span text:style-name="T5">4</text:span>:工作年限</text:p>
      <text:p text:style-name="P42"><text:tab/><text:tab/><text:tab/><text:tab/>字段名称_<text:span text:style-name="T7">5</text:span>:<text:bookmark-start text:name="__DdeLink__983_182682679223422"/>具体<text:bookmark-end text:name="__DdeLink__983_182682679223422"/>时间</text:p>
      <text:p text:style-name="P42"><text:tab/><text:tab/><text:tab/><text:tab/>字段名称_<text:span text:style-name="T7">6</text:span>:常规技能大纲</text:p>
      <text:p text:style-name="P42"><text:tab/><text:tab/><text:tab/><text:tab/>字段名称_<text:span text:style-name="T7">7</text:span>:具体文档</text:p>
      <text:p text:style-name="P42"><text:tab/><text:tab/><text:tab/><text:tab/>字段名称_<text:span text:style-name="T8">8</text:span>:要求</text:p>
      <text:p text:style-name="P42"><text:tab/><text:tab/><text:tab/><text:tab/>字段名称_<text:span text:style-name="T8">9</text:span>:收集文档提示</text:p>
      <text:p text:style-name="P42"><text:tab/><text:tab/><text:tab/><text:tab/>字段名称_<text:span text:style-name="T8">10</text:span>:达到目的</text:p>
      <text:p text:style-name="P42"/>
      <text:p text:style-name="P42"><text:tab/><text:tab/>功能名字_<text:span text:style-name="T43">2:添加</text:span> <text:s/>功能类型:网格 (有网格/树形/编辑可选)</text:p>
      <text:p text:style-name="P42"><text:tab/><text:tab/><text:tab/><text:tab/>字段名称_<text:span text:style-name="T1">1</text:span>:业务类型 <text:s text:c="5"/>标签类型:下拉<text:span text:style-name="T43">(商务发展部市场开发计划)</text:span></text:p>
      <text:p text:style-name="P43"><text:tab/><text:tab/><text:tab/><text:tab/>字段名称_<text:span text:style-name="T1">2</text:span>:业务方向<text:span text:style-name="T43">-科目 <text:s text:c="2"/></text:span>标签类型:下拉<text:span text:style-name="T43">(商务发展部市场开发计划)</text:span></text:p>
      <text:p text:style-name="P43"><text:tab/><text:tab/><text:tab/><text:tab/>字段名称_<text:span text:style-name="T5">3</text:span>:技能定位<text:span text:style-name="T43">-专业(业务范围包含的技能) <text:s/></text:span>标签类型:文本 必填</text:p>
      <text:p text:style-name="P43"><text:tab/><text:tab/><text:tab/><text:tab/>字段名称_<text:span text:style-name="T5">4</text:span>:工作年限 <text:s text:c="8"/>标签类型:文本</text:p>
      <text:p text:style-name="P43"><text:tab/><text:tab/><text:tab/><text:tab/>字段名称_<text:span text:style-name="T7">5</text:span>:<text:bookmark-start text:name="__DdeLink__983_1826826792234221"/>具体<text:bookmark-end text:name="__DdeLink__983_1826826792234221"/>时间 <text:s text:c="8"/>标签类型:文本</text:p>
      <text:p text:style-name="P43"><text:tab/><text:tab/><text:tab/><text:tab/>字段名称_<text:span text:style-name="T7">6</text:span>:常规技能大纲 <text:s text:c="5"/>标签类型:文本</text:p>
      <text:p text:style-name="P43"><text:tab/><text:tab/><text:tab/><text:tab/>字段名称_<text:span text:style-name="T7">7</text:span>:具体文档 <text:s text:c="9"/>标签类型:文本</text:p>
      <text:p text:style-name="P43"><text:tab/><text:tab/><text:tab/><text:tab/>字段名称_<text:span text:style-name="T8">8</text:span>:要求 <text:s text:c="12"/>标签类型:文本</text:p>
      <text:p text:style-name="P43"><text:tab/><text:tab/><text:tab/><text:tab/>字段名称_<text:span text:style-name="T8">9</text:span>:收集文档提示 <text:s text:c="5"/>标签类型:文本</text:p>
      <text:p text:style-name="P43"><text:tab/><text:tab/><text:tab/><text:tab/>字段名称_<text:span text:style-name="T8">10</text:span>:达到目的 <text:s text:c="7"/>标签类型:文本</text:p>
      <text:p text:style-name="P42"><text:tab/><text:tab/><text:tab/><text:tab/></text:p>
      <text:p text:style-name="P43"><text:tab/><text:tab/>功能名字_<text:span text:style-name="T44">3:编辑</text:span> <text:s/>功能类型:网格 (有网格/树形/编辑可选)</text:p>
      <text:p text:style-name="P43"><text:tab/><text:tab/><text:tab/><text:tab/>字段名称_<text:span text:style-name="T1">1</text:span>:业务类型 <text:s text:c="5"/>标签类型:下拉<text:span text:style-name="T43">(商务发展部市场开发计划)</text:span></text:p>
      <text:p text:style-name="P43"><text:tab/><text:tab/><text:tab/><text:tab/>字段名称_<text:span text:style-name="T1">2</text:span>:业务方向<text:span text:style-name="T43">-科目 <text:s text:c="2"/></text:span>标签类型:下拉<text:span text:style-name="T43">(商务发展部市场开发计划)</text:span></text:p>
      <text:p text:style-name="P43"><text:tab/><text:tab/><text:tab/><text:tab/>字段名称_<text:span text:style-name="T5">3</text:span>:技能定位<text:span text:style-name="T43">-专业(业务范围包含的技能) <text:s/></text:span>标签类型:文本 必填</text:p>
      <text:p text:style-name="P43"><text:tab/><text:tab/><text:tab/><text:tab/>字段名称_<text:span text:style-name="T5">4</text:span>:工作年限 <text:s text:c="8"/>标签类型:文本</text:p>
      <text:p text:style-name="P43"><text:tab/><text:tab/><text:tab/><text:tab/>字段名称_<text:span text:style-name="T7">5</text:span>:<text:bookmark-start text:name="__DdeLink__983_18268267922342211"/>具体<text:bookmark-end text:name="__DdeLink__983_18268267922342211"/>时间 <text:s text:c="8"/>标签类型:文本</text:p>
      <text:p text:style-name="P43"><text:tab/><text:tab/><text:tab/><text:tab/>字段名称_<text:span text:style-name="T7">6</text:span>:常规技能大纲 <text:s text:c="5"/>标签类型:文本</text:p>
      <text:p text:style-name="P43"><text:tab/><text:tab/><text:tab/><text:tab/>字段名称_<text:span text:style-name="T7">7</text:span>:具体文档 <text:s text:c="9"/>标签类型:文本</text:p>
      <text:p text:style-name="P43"><text:tab/><text:tab/><text:tab/><text:tab/>字段名称_<text:span text:style-name="T8">8</text:span>:要求 <text:s text:c="12"/>标签类型:文本</text:p>
      <text:p text:style-name="P43"><text:tab/><text:tab/><text:tab/><text:tab/>字段名称_<text:span text:style-name="T8">9</text:span>:收集文档提示 <text:s text:c="5"/>标签类型:文本</text:p>
      <text:p text:style-name="P43"><text:tab/><text:tab/><text:tab/><text:tab/>字段名称_<text:span text:style-name="T8">10</text:span>:达到目的 <text:s text:c="7"/>标签类型:文本</text:p>
      <text:p text:style-name="P43"><text:tab/><text:tab/><text:tab/><text:tab/></text:p>
      <text:p text:style-name="P43"/>
      <text:p text:style-name="P43"><text:tab/><text:tab/>功能名字_<text:span text:style-name="T44">4:删除</text:span> <text:s/>功能类型:</text:p>
      <text:p text:style-name="P43"><text:tab/><text:tab/>功能名字_<text:span text:style-name="T44">5:搜索</text:span> <text:s/>功能类型:</text:p>
      <text:p text:style-name="P43"><text:tab/><text:tab/><text:tab/>字段名称_<text:span text:style-name="T44">1</text:span>:技能定位<text:span text:style-name="T43">-专业(业务范围包含的技能) <text:s/></text:span>标签类型:文本 必填</text:p>
      <text:p text:style-name="P42"/>
      <text:p text:style-name="P90">导航名_7:技能晋升明细汇总</text:p>
      <text:p text:style-name="P72"><text:tab/><text:tab/><text:span text:style-name="T37">功能名字_1:汇总 <text:s/>功能类型:</text:span></text:p>
      <text:p text:style-name="P78"><text:tab/><text:tab/><text:tab/><text:span text:style-name="T49">(周汇总 – 当周技能晋升明细汇总)</text:span></text:p>
      <text:p text:style-name="P81"><text:tab/><text:tab/><text:tab/>(月汇总 – 当月技能晋升明细汇总)</text:p>
      <text:p text:style-name="P81"><text:tab/><text:tab/><text:tab/>(累计汇总 - 累计技能晋升明细汇总)</text:p>
      <text:p text:style-name="P76"><text:tab/><text:tab/><text:tab/><text:tab/><text:span text:style-name="T37">表头都一样,但是要分表展示</text:span></text:p>
      <text:p text:style-name="P49"><text:tab/><text:tab/><text:tab/><text:tab/><text:span text:style-name="T50">条</text:span>件:时间 日期框</text:p>
      <text:p text:style-name="P71"><text:tab/><text:tab/><text:tab/><text:tab/><text:span text:style-name="T37">字段名称_1:周期</text:span></text:p>
      <text:p text:style-name="P44"><text:tab/><text:tab/><text:tab/><text:tab/>字段名称_<text:span text:style-name="T1">2</text:span>:项目<text:span text:style-name="T45">组/部门</text:span></text:p>
      <text:p text:style-name="P44"><text:tab/><text:tab/><text:tab/><text:tab/>字段名称_<text:span text:style-name="T5">3</text:span>:姓名</text:p>
      <text:p text:style-name="P44"><text:tab/><text:tab/><text:tab/><text:tab/>字段名称_<text:span text:style-name="T5">4</text:span>:岗位</text:p>
      <text:p text:style-name="P44"><text:soft-page-break/><text:tab/><text:tab/><text:tab/><text:tab/>字段名称_<text:span text:style-name="T7">5</text:span>:<text:bookmark-start text:name="__DdeLink__983_1826826792234222"/>渠道<text:bookmark-end text:name="__DdeLink__983_1826826792234222"/></text:p>
      <text:p text:style-name="P44"><text:tab/><text:tab/><text:tab/><text:tab/>字段名称_<text:span text:style-name="T7">6</text:span>:时间</text:p>
      <text:p text:style-name="P44"><text:tab/><text:tab/><text:tab/><text:tab/>字段名称_<text:span text:style-name="T7">7</text:span>:晋升<text:span text:style-name="T45">前(不包括各项补助)</text:span></text:p>
      <text:p text:style-name="P44"><text:tab/><text:tab/><text:tab/><text:tab/>字段名称_<text:span text:style-name="T8">8</text:span>:晋升<text:span text:style-name="T45">后(不包括各项补助)</text:span></text:p>
      <text:p text:style-name="P44"><text:tab/><text:tab/><text:tab/><text:tab/>字段名称_<text:span text:style-name="T8">9</text:span>:幅度</text:p>
      <text:p text:style-name="P44"><text:tab/><text:tab/><text:tab/><text:tab/>字段名称_<text:span text:style-name="T8">10</text:span>:项目组/部门合计</text:p>
      <text:p text:style-name="P45"><text:tab/><text:tab/><text:tab/><text:tab/>字段名称_<text:span text:style-name="T46">11</text:span>:增加总成本</text:p>
      <text:p text:style-name="P45"><text:tab/><text:tab/><text:tab/><text:tab/>字段名称_<text:span text:style-name="T46">12:人数</text:span></text:p>
      <text:p text:style-name="P45"><text:tab/><text:tab/><text:tab/><text:tab/>字段名称_<text:span text:style-name="T46">13</text:span>:是否通过</text:p>
      <text:p text:style-name="P45"><text:tab/><text:tab/><text:tab/><text:tab/>字段名称_<text:span text:style-name="T8">14:备注</text:span></text:p>
      <text:p text:style-name="P45"/>
      <text:p text:style-name="P51"><text:tab/><text:tab/><text:tab/><text:span text:style-name="T49">(日汇总 – 日各专业技能汇总)</text:span></text:p>
      <text:p text:style-name="P96"><text:tab/><text:tab/>(周汇总 – 周各专业技能汇总)</text:p>
      <text:p text:style-name="P96"><text:tab/><text:tab/>(月汇总 – 月各专业技能汇总)</text:p>
      <text:p text:style-name="P96"><text:tab/><text:tab/>(累计汇总 – 累计各专业技能汇总)</text:p>
      <text:p text:style-name="P78"><text:tab/><text:tab/><text:tab/><text:tab/>下面<text:span text:style-name="T37">表头都一样,但是要分表展示</text:span></text:p>
      <text:p text:style-name="P51"><text:tab/><text:tab/><text:tab/><text:tab/><text:span text:style-name="T50">条</text:span>件:时间 日期框</text:p>
      <text:p text:style-name="P78"><text:tab/><text:tab/><text:tab/><text:tab/><text:span text:style-name="T37">字段名称_1:地区</text:span></text:p>
      <text:p text:style-name="P51"><text:tab/><text:tab/><text:tab/><text:tab/>字段名称_<text:span text:style-name="T1">2</text:span>:项目<text:span text:style-name="T45">组/部门</text:span></text:p>
      <text:p text:style-name="P51"><text:tab/><text:tab/><text:tab/><text:tab/>字段名称_<text:span text:style-name="T5">3</text:span>:技能专业</text:p>
      <text:p text:style-name="P51"><text:tab/><text:tab/><text:tab/><text:tab/>字段名称_<text:span text:style-name="T5">4</text:span>:技能级别</text:p>
      <text:p text:style-name="P51"><text:tab/><text:tab/><text:tab/><text:tab/>字段名称_<text:span text:style-name="T7">5</text:span>:<text:bookmark-start text:name="__DdeLink__983_182682679223422211"/><text:span text:style-name="T47">人数</text:span><text:bookmark-end text:name="__DdeLink__983_182682679223422211"/></text:p>
      <text:p text:style-name="P51"><text:tab/><text:tab/><text:tab/><text:tab/>字段名称_<text:span text:style-name="T7">6</text:span>:<text:span text:style-name="T52">未申请晋升人数</text:span></text:p>
      <text:p text:style-name="P51"><text:tab/><text:tab/><text:tab/><text:tab/></text:p>
      <text:p text:style-name="P51"/>
      <text:p text:style-name="P51"><text:tab/><text:tab/><text:span text:style-name="T49">(日汇总 – 日人员技能&amp;晋升汇总)</text:span></text:p>
      <text:p text:style-name="P81"><text:tab/><text:tab/>(周汇总 - 周人员技能&amp;晋升汇总)</text:p>
      <text:p text:style-name="P81"><text:tab/><text:tab/>(月汇总 - 月人员技能&amp;晋升汇总)</text:p>
      <text:p text:style-name="P81"><text:tab/><text:tab/>(累计汇总 - 累计人员技能&amp;晋升汇总)</text:p>
      <text:p text:style-name="P78"><text:tab/><text:tab/><text:tab/><text:tab/>下面<text:span text:style-name="T37">表头都一样,但是要分表展示</text:span></text:p>
      <text:p text:style-name="P51"><text:tab/><text:tab/><text:tab/><text:tab/><text:span text:style-name="T50">条</text:span>件:时间 日期框</text:p>
      <text:p text:style-name="P78"><text:tab/><text:tab/><text:tab/><text:tab/><text:span text:style-name="T37">字段名称_1:地区</text:span></text:p>
      <text:p text:style-name="P51"><text:tab/><text:tab/><text:tab/><text:tab/>字段名称_<text:span text:style-name="T1">2</text:span>:项目<text:span text:style-name="T45">组/部门</text:span></text:p>
      <text:p text:style-name="P51"><text:tab/><text:tab/><text:tab/><text:tab/>字段名称_<text:span text:style-name="T5">3</text:span>:姓名</text:p>
      <text:p text:style-name="P51"><text:tab/><text:tab/><text:tab/><text:tab/>字段名称_<text:span text:style-name="T5">4</text:span>:技能<text:span text:style-name="T52">数</text:span></text:p>
      <text:p text:style-name="P51"><text:tab/><text:tab/><text:tab/><text:tab/>字段名称_<text:span text:style-name="T7">5</text:span>:<text:bookmark-start text:name="__DdeLink__983_1826826792234222111"/>已晋升<text:bookmark-end text:name="__DdeLink__983_1826826792234222111"/>次数</text:p>
      <text:p text:style-name="P45"/>
      <text:p text:style-name="P91">导航名_<text:span text:style-name="T47">8</text:span>:技能等级晋升管理汇总</text:p>
      <text:p text:style-name="P91"><text:tab/><text:tab/>以下所有<text:span text:style-name="T51">都展示在一个页面</text:span></text:p>
      <text:p text:style-name="P74"><text:tab/><text:tab/><text:span text:style-name="T37">功能名字_1:汇总 <text:s/>功能类型:</text:span></text:p>
      <text:p text:style-name="P79"><text:tab/><text:tab/><text:tab/><text:span text:style-name="T49">(日汇总 – 当天汇总)</text:span></text:p>
      <text:p text:style-name="P77"><text:tab/><text:tab/><text:tab/><text:span text:style-name="T49">(周汇总 – 当周汇总)</text:span></text:p>
      <text:p text:style-name="P82"><text:tab/><text:tab/><text:tab/>(月汇总 – 当月汇总)</text:p>
      <text:p text:style-name="P82"><text:tab/><text:tab/><text:tab/>(累计汇总 - 累计汇总)</text:p>
      <text:p text:style-name="P75"><text:tab/><text:tab/><text:tab/><text:tab/>下面<text:span text:style-name="T37">表头都一样,但是要分表展示</text:span></text:p>
      <text:p text:style-name="P48"><text:tab/><text:tab/><text:tab/><text:tab/><text:span text:style-name="T50">条</text:span>件:时间 日期框</text:p>
      <text:p text:style-name="P73"><text:tab/><text:tab/><text:tab/><text:tab/><text:span text:style-name="T37">字段名称_1:地区</text:span></text:p>
      <text:p text:style-name="P46"><text:tab/><text:tab/><text:tab/><text:tab/>字段名称_<text:span text:style-name="T1">2</text:span>:项目<text:span text:style-name="T45">组/部门</text:span></text:p>
      <text:p text:style-name="P46"><text:tab/><text:tab/><text:tab/><text:tab/>字段名称_<text:span text:style-name="T5">3</text:span>:公司发展需求人数</text:p>
      <text:p text:style-name="P46"><text:tab/><text:tab/><text:tab/><text:tab/>字段名称_<text:span text:style-name="T5">4</text:span>:个人发展需求人数</text:p>
      <text:p text:style-name="P46"><text:tab/><text:tab/><text:tab/><text:tab/>字段名称_<text:span text:style-name="T7">5</text:span>:<text:bookmark-start text:name="__DdeLink__983_18268267922342221"/><text:span text:style-name="T47">未申请晋升人数</text:span><text:bookmark-end text:name="__DdeLink__983_18268267922342221"/></text:p>
      <text:p text:style-name="P46"><text:tab/><text:tab/><text:tab/><text:tab/>字段名称_<text:span text:style-name="T7">6</text:span>:正在受理</text:p>
      <text:p text:style-name="P46"><text:tab/><text:tab/><text:tab/><text:tab/>字段名称_<text:span text:style-name="T7">7</text:span>:未处理</text:p>
      <text:p text:style-name="P46"><text:tab/><text:tab/><text:tab/><text:tab/>字段名称_<text:span text:style-name="T8">8</text:span>:已完成处理</text:p>
      <text:p text:style-name="P46"><text:tab/><text:tab/><text:tab/><text:tab/>字段名称_<text:span text:style-name="T8">9</text:span>:通过</text:p>
      <text:p text:style-name="P46"><text:tab/><text:tab/><text:tab/><text:tab/>字段名称_<text:span text:style-name="T8">10</text:span>:未通过</text:p>
      <text:p text:style-name="P46"><text:tab/><text:tab/><text:tab/><text:tab/>字段名称_<text:span text:style-name="T46">11</text:span>:通报结果</text:p>
      <text:p text:style-name="P46"><text:tab/><text:tab/><text:tab/><text:tab/>字段名称_<text:span text:style-name="T46">12:员工发展成本(元)</text:span></text:p>
      <text:p text:style-name="P46"><text:tab/><text:tab/><text:tab/><text:tab/>字段名称_<text:span text:style-name="T46">13</text:span>:<text:span text:style-name="T48">月收入(元)</text:span></text:p>
      <text:p text:style-name="P46"><text:soft-page-break/><text:tab/><text:tab/><text:tab/><text:tab/>字段名称_<text:span text:style-name="T8">14:月人工成本</text:span></text:p>
      <text:p text:style-name="P47"><text:tab/><text:tab/><text:tab/><text:tab/>字段名称_<text:span text:style-name="T8">15</text:span>:差异</text:p>
      <text:p text:style-name="P47"><text:tab/><text:tab/><text:tab/><text:tab/>字段名称_<text:span text:style-name="T46">16</text:span>:人数</text:p>
      <text:p text:style-name="P47"><text:tab/><text:tab/><text:tab/><text:tab/>字段名称_<text:span text:style-name="T46">17:人次</text:span></text:p>
      <text:p text:style-name="P47"><text:tab/><text:tab/><text:tab/><text:tab/></text:p>
      <text:p text:style-name="P47"/>
      <text:p text:style-name="P47"/>
      <text:p text:style-name="P97"><text:tab/><text:tab/></text:p>
      <text:p text:style-name="P50"><text:tab/><text:tab/><text:tab/><text:tab/></text:p>
      <text:p text:style-name="P50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???? CN Bold" svg:font-family="'???? CN Bold'"/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4:39:39.996849723</meta:creation-date>
    <dc:date>2017-09-14T13:48:59.293389163</dc:date>
    <meta:editing-duration>P2DT7H46M57S</meta:editing-duration>
    <meta:editing-cycles>126</meta:editing-cycles>
    <meta:generator>LibreOffice/5.2.6.1$Linux_X86_64 LibreOffice_project/20$Build-1</meta:generator>
    <meta:document-statistic meta:table-count="0" meta:image-count="0" meta:object-count="0" meta:page-count="10" meta:paragraph-count="500" meta:word-count="7328" meta:character-count="12394" meta:non-whitespace-character-count="8906"/>
  </office:meta>
</office:document-meta>
</file>